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69" style:family="paragraph" style:parent-style-name="Heading_20_1">
      <style:paragraph-properties fo:line-height="115%" fo:text-align="center" style:justify-single-word="false"/>
    </style:style>
    <style:style style:name="P170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71" style:family="paragraph" style:parent-style-name="Heading_20_3">
      <style:paragraph-properties fo:line-height="115%"/>
    </style:style>
    <style:style style:name="P17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7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7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7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76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77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78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79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8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1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8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86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87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88" style:family="paragraph" style:parent-style-name="Обычный" style:list-style-name="L2">
      <style:paragraph-properties fo:margin-top="0.176cm" fo:margin-bottom="0.176cm" loext:contextual-spacing="false"/>
    </style:style>
    <style:style style:name="P189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90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91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6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8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9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0" style:family="text">
      <style:text-properties fo:color="#000080" style:font-name="Menlo" fo:font-weight="bold" style:font-weight-asian="bold" style:font-name-complex="Menlo" style:font-weight-complex="bold"/>
    </style:style>
    <style:style style:name="T71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8080" style:font-name="Menlo" fo:font-weight="bold" style:font-weight-asian="bold" style:font-name-complex="Menlo" style:font-weight-complex="bold"/>
    </style:style>
    <style:style style:name="T8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fo:font-style="normal" fo:font-weight="bold" style:font-style-asian="normal" style:font-weight-asian="bold"/>
    </style:style>
    <style:style style:name="T85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6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87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88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89" style:family="text">
      <style:text-properties fo:color="#008080" fo:font-weight="bold" style:font-weight-asian="bold"/>
    </style:style>
    <style:style style:name="T90" style:family="text">
      <style:text-properties fo:color="#008080" fo:font-weight="bold" style:font-weight-asian="bold" style:font-style-complex="normal"/>
    </style:style>
    <style:style style:name="T91" style:family="text">
      <style:text-properties fo:color="#008080" fo:font-weight="bold" officeooo:rsid="000e9ae7" style:font-weight-asian="bold"/>
    </style:style>
    <style:style style:name="T92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3" style:family="text">
      <style:text-properties fo:color="#660099" style:font-name="Menlo" fo:language="en" fo:country="US" style:font-name-complex="Menlo"/>
    </style:style>
    <style:style style:name="T94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5" style:family="text">
      <style:text-properties fo:color="#660099" fo:font-style="normal" fo:font-weight="normal" style:font-style-asian="normal" style:font-weight-asian="normal"/>
    </style:style>
    <style:style style:name="T96" style:family="text">
      <style:text-properties fo:color="#660099" officeooo:rsid="000e9ae7"/>
    </style:style>
    <style:style style:name="T97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8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99" style:family="text">
      <style:text-properties fo:color="#808080" style:font-name="Menlo" fo:language="en" fo:country="US" style:font-name-complex="Menlo"/>
    </style:style>
    <style:style style:name="T100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1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2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3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4" style:family="text">
      <style:text-properties style:font-name="Calibri Light" fo:font-weight="bold" style:font-weight-asian="bold" style:font-name-complex="Calibri Light"/>
    </style:style>
    <style:style style:name="T105" style:family="text">
      <style:text-properties style:font-name="Calibri Light" fo:language="en" fo:country="US" fo:font-weight="bold" style:font-weight-asian="bold" style:font-name-complex="Calibri Light"/>
    </style:style>
    <style:style style:name="T106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07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8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9" style:family="text">
      <style:text-properties fo:color="#0000ff" style:font-name="Menlo" fo:font-size="10pt" style:font-size-asian="10pt" style:font-name-complex="Menlo" style:font-size-complex="10pt"/>
    </style:style>
    <style:style style:name="T110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1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2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3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4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5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6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17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8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19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0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94558d" style:font-name="Menlo" fo:font-size="10pt" style:font-size-asian="10pt" style:font-name-complex="Menlo" style:font-size-complex="10pt"/>
    </style:style>
    <style:style style:name="T122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3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4" style:family="text">
      <style:text-properties fo:color="#94558d" fo:font-style="normal" fo:font-weight="normal" style:font-style-asian="normal" style:font-weight-asian="normal"/>
    </style:style>
    <style:style style:name="T125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26" style:family="text">
      <style:text-properties fo:color="#111111" style:font-name="Arial" fo:font-size="11.5pt" style:font-size-asian="11.5pt" style:font-name-complex="Arial" style:font-size-complex="11.5pt"/>
    </style:style>
    <style:style style:name="T127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8" style:family="text">
      <style:text-properties fo:color="#234f32" style:font-name="Courier New" fo:font-size="10pt" style:font-size-asian="10pt" style:font-name-complex="Courier New" style:font-size-complex="10pt"/>
    </style:style>
    <style:style style:name="T129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0" style:family="text">
      <style:text-properties fo:color="#234f32" style:font-name="Calibri" style:font-name-complex="Calibri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bold" style:font-weight-asian="bold"/>
    </style:style>
    <style:style style:name="T133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34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35" style:family="text">
      <style:text-properties fo:color="#139fd7" style:font-name="Arial" fo:font-size="10.5pt" style:font-size-asian="10.5pt" style:font-name-complex="Arial" style:font-size-complex="10.5pt"/>
    </style:style>
    <style:style style:name="T136" style:family="text">
      <style:text-properties fo:color="#bd2130" style:font-name="Calibri" fo:font-size="10pt" style:font-size-asian="10pt" style:font-name-complex="Calibri" style:font-size-complex="10pt"/>
    </style:style>
    <style:style style:name="T137" style:family="text">
      <style:text-properties fo:color="#bd2130" style:font-name="Calibri" style:font-name-complex="Calibri"/>
    </style:style>
    <style:style style:name="T138" style:family="text">
      <style:text-properties fo:color="#212529" style:font-name="Calibri" style:font-name-complex="Calibri"/>
    </style:style>
    <style:style style:name="T13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0" style:family="text">
      <style:text-properties style:font-name="Calibri" fo:font-size="12pt" fo:language="en" fo:country="US" style:font-size-asian="12pt" style:font-name-complex="Calibri" style:font-size-complex="12pt"/>
    </style:style>
    <style:style style:name="T14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2" style:family="text">
      <style:text-properties style:font-name="Calibri" fo:language="en" fo:country="US" style:font-name-complex="Calibri"/>
    </style:style>
    <style:style style:name="T143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4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45" style:family="text">
      <style:text-properties style:font-name="Calibri" fo:font-size="14pt" fo:language="en" fo:country="US" style:font-size-asian="14pt" style:font-name-complex="Calibri" style:font-size-complex="14pt"/>
    </style:style>
    <style:style style:name="T146" style:family="text">
      <style:text-properties style:font-name="Calibri" style:font-name-complex="Calibri"/>
    </style:style>
    <style:style style:name="T147" style:family="text">
      <style:text-properties fo:color="#bb8844" fo:font-size="12pt" fo:language="en" fo:country="US" style:font-size-asian="12pt" style:font-size-complex="12pt"/>
    </style:style>
    <style:style style:name="T14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49" style:family="text">
      <style:text-properties fo:color="#2b91af" style:font-name="inherit" fo:language="en" fo:country="US" style:font-name-complex="Consolas"/>
    </style:style>
    <style:style style:name="T15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1" style:family="text">
      <style:text-properties style:font-name="inherit" fo:language="en" fo:country="US" style:font-name-complex="Consolas"/>
    </style:style>
    <style:style style:name="T152" style:family="text">
      <style:text-properties style:font-name="inherit" fo:font-size="10pt" fo:language="en" fo:country="US" style:font-size-asian="10pt" style:font-name-complex="Consolas" style:font-size-complex="10pt"/>
    </style:style>
    <style:style style:name="T15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color="#333333" style:font-name="Arial" fo:letter-spacing="-0.002cm" fo:background-color="#ffffff" loext:char-shading-value="0" style:font-name-complex="Arial"/>
    </style:style>
    <style:style style:name="T156" style:family="text">
      <style:text-properties fo:color="#333333" style:font-name="Arial" fo:letter-spacing="-0.002cm" style:font-name-complex="Arial"/>
    </style:style>
    <style:style style:name="T15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58" style:family="text">
      <style:text-properties fo:color="#333333" style:font-name="Consolas" fo:letter-spacing="-0.002cm" fo:language="en" fo:country="US" style:font-name-complex="Consolas"/>
    </style:style>
    <style:style style:name="T159" style:family="text">
      <style:text-properties fo:color="#333333" style:font-name="Consolas" fo:letter-spacing="-0.002cm" style:font-name-complex="Consolas"/>
    </style:style>
    <style:style style:name="T16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1" style:family="text">
      <style:text-properties fo:color="#333333" style:font-name="Palatino" fo:letter-spacing="-0.002cm" fo:font-weight="bold" style:font-weight-asian="bold" style:font-weight-complex="bold"/>
    </style:style>
    <style:style style:name="T162" style:family="text">
      <style:text-properties fo:color="#333333" style:font-name="Palatino" fo:letter-spacing="-0.002cm" fo:background-color="#fff3d4" loext:char-shading-value="0"/>
    </style:style>
    <style:style style:name="T163" style:family="text">
      <style:text-properties fo:color="#3d7e9a" style:font-name="Arial" fo:letter-spacing="-0.002cm" style:font-name-complex="Arial"/>
    </style:style>
    <style:style style:name="T16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6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66" style:family="text">
      <style:text-properties fo:color="#dd4a68" style:font-name="Consolas" fo:letter-spacing="-0.002cm" style:font-name-complex="Consolas"/>
    </style:style>
    <style:style style:name="T167" style:family="text">
      <style:text-properties fo:color="#dd4a68" style:font-name="Consolas" fo:letter-spacing="-0.002cm" fo:language="en" fo:country="US" style:font-name-complex="Consolas"/>
    </style:style>
    <style:style style:name="T168" style:family="text">
      <style:text-properties fo:color="#990055" style:font-name="Consolas" fo:letter-spacing="-0.002cm" fo:language="en" fo:country="US" style:font-name-complex="Consolas"/>
    </style:style>
    <style:style style:name="T169" style:family="text">
      <style:text-properties fo:color="#708090" style:font-name="Consolas" fo:letter-spacing="-0.002cm" fo:language="en" fo:country="US" style:font-name-complex="Consolas"/>
    </style:style>
    <style:style style:name="T170" style:family="text">
      <style:text-properties fo:color="#444444" style:font-name="Calibri" fo:background-color="#ffffff" loext:char-shading-value="0" style:font-name-complex="Calibri"/>
    </style:style>
    <style:style style:name="T171" style:family="text">
      <style:text-properties fo:color="#444444" style:font-name="Calibri" fo:font-style="italic" style:font-style-asian="italic" style:font-name-complex="Calibri" style:font-style-complex="italic"/>
    </style:style>
    <style:style style:name="T172" style:family="text">
      <style:text-properties fo:color="#444444" style:font-name="Calibri" style:font-name-complex="Calibri"/>
    </style:style>
    <style:style style:name="T173" style:family="text">
      <style:text-properties fo:color="#444444" style:font-name="Calibri" fo:font-weight="bold" style:font-weight-asian="bold" style:font-name-complex="Calibri" style:font-weight-complex="bold"/>
    </style:style>
    <style:style style:name="T174" style:family="text">
      <style:text-properties fo:color="#0033b3"/>
    </style:style>
    <style:style style:name="T175" style:family="text">
      <style:text-properties fo:color="#0033b3" fo:font-style="normal" style:font-style-asian="normal"/>
    </style:style>
    <style:style style:name="T176" style:family="text">
      <style:text-properties fo:color="#0033b3" fo:font-style="normal" fo:font-weight="normal" style:font-style-asian="normal" style:font-weight-asian="normal"/>
    </style:style>
    <style:style style:name="T177" style:family="text">
      <style:text-properties fo:color="#0033b3" fo:font-style="normal" fo:font-weight="normal" style:font-style-asian="normal" style:font-weight-asian="normal" style:font-style-complex="normal"/>
    </style:style>
    <style:style style:name="T178" style:family="text">
      <style:text-properties fo:color="#0033b3" fo:font-style="normal" fo:font-weight="normal" style:font-style-asian="normal" style:font-weight-asian="normal"/>
    </style:style>
    <style:style style:name="T179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1" style:family="text">
      <style:text-properties fo:color="#0033b3" style:font-name="Menlo1" fo:font-size="9pt" fo:language="en" fo:country="US" fo:font-style="normal" fo:font-weight="normal" officeooo:rsid="001d297a" style:font-size-asian="9pt" style:font-style-asian="normal" style:font-weight-asian="normal" style:font-name-complex="Calibri" style:font-size-complex="9pt" style:font-weight-complex="normal"/>
    </style:style>
    <style:style style:name="T182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3" style:family="text">
      <style:text-properties fo:color="#0033b3" officeooo:rsid="000e9ae7"/>
    </style:style>
    <style:style style:name="T184" style:family="text">
      <style:text-properties fo:color="#0033b3" style:font-name="JetBrains Mono"/>
    </style:style>
    <style:style style:name="T185" style:family="text">
      <style:text-properties fo:color="#0033b3" style:font-name="JetBrains Mono" fo:font-size="10pt" style:font-size-asian="10pt"/>
    </style:style>
    <style:style style:name="T186" style:family="text">
      <style:text-properties fo:color="#0033b3" style:font-name="JetBrains Mono" fo:font-size="10pt" style:font-size-asian="10pt"/>
    </style:style>
    <style:style style:name="T18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88" style:family="text">
      <style:text-properties fo:color="#0033b3" style:font-name="JetBrains Mono" fo:font-style="normal" fo:font-weight="normal" style:font-style-asian="normal" style:font-weight-asian="normal"/>
    </style:style>
    <style:style style:name="T189" style:family="text">
      <style:text-properties fo:color="#0033b3" fo:font-size="10pt" style:font-size-asian="10pt"/>
    </style:style>
    <style:style style:name="T190" style:family="text">
      <style:text-properties fo:color="#0033b3"/>
    </style:style>
    <style:style style:name="T191" style:family="text">
      <style:text-properties fo:color="#080808"/>
    </style:style>
    <style:style style:name="T192" style:family="text">
      <style:text-properties fo:color="#080808" fo:font-style="normal" style:font-style-asian="normal"/>
    </style:style>
    <style:style style:name="T193" style:family="text">
      <style:text-properties fo:color="#080808" fo:font-style="normal" fo:font-weight="normal" style:font-style-asian="normal" style:font-weight-asian="normal"/>
    </style:style>
    <style:style style:name="T194" style:family="text">
      <style:text-properties fo:color="#080808" fo:font-style="normal" fo:font-weight="normal" style:font-style-asian="normal" style:font-weight-asian="normal"/>
    </style:style>
    <style:style style:name="T195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97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98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199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200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1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2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3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4" style:family="text">
      <style:text-properties fo:color="#080808" style:font-name="JetBrains Mono"/>
    </style:style>
    <style:style style:name="T205" style:family="text">
      <style:text-properties fo:color="#080808" style:font-name="JetBrains Mono" fo:font-size="10pt" style:font-size-asian="10pt"/>
    </style:style>
    <style:style style:name="T206" style:family="text">
      <style:text-properties fo:color="#080808" style:font-name="JetBrains Mono" fo:font-size="10pt" style:font-size-asian="10pt"/>
    </style:style>
    <style:style style:name="T20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08" style:family="text">
      <style:text-properties fo:color="#080808" style:font-name="JetBrains Mono" fo:font-style="normal" fo:font-weight="normal" style:font-style-asian="normal" style:font-weight-asian="normal"/>
    </style:style>
    <style:style style:name="T209" style:family="text">
      <style:text-properties fo:color="#080808" fo:font-size="10pt" style:font-size-asian="10pt"/>
    </style:style>
    <style:style style:name="T210" style:family="text">
      <style:text-properties fo:color="#080808"/>
    </style:style>
    <style:style style:name="T211" style:family="text">
      <style:text-properties fo:color="#8c8c8c" fo:font-style="italic" style:font-style-asian="italic"/>
    </style:style>
    <style:style style:name="T212" style:family="text">
      <style:text-properties fo:color="#8c8c8c" fo:font-style="italic" fo:font-weight="normal" style:font-style-asian="italic" style:font-weight-asian="normal"/>
    </style:style>
    <style:style style:name="T213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14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15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16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17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18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9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0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1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2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23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24" style:family="text">
      <style:text-properties fo:color="#8c8c8c" fo:font-style="normal" style:font-style-asian="normal" style:font-style-complex="normal"/>
    </style:style>
    <style:style style:name="T225" style:family="text">
      <style:text-properties fo:color="#8c8c8c" fo:font-style="normal" officeooo:rsid="00110012" style:font-style-asian="normal" style:font-style-complex="normal"/>
    </style:style>
    <style:style style:name="T226" style:family="text">
      <style:text-properties fo:color="#8c8c8c" fo:font-style="normal" officeooo:rsid="0016282a" style:font-style-asian="normal" style:font-style-complex="normal"/>
    </style:style>
    <style:style style:name="T227" style:family="text">
      <style:text-properties fo:color="#8c8c8c" fo:font-style="normal" fo:font-weight="normal" style:font-style-asian="normal" style:font-weight-asian="normal" style:font-style-complex="normal"/>
    </style:style>
    <style:style style:name="T228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29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30" style:family="text">
      <style:text-properties fo:color="#8c8c8c" style:font-style-complex="normal"/>
    </style:style>
    <style:style style:name="T231" style:family="text">
      <style:text-properties fo:color="#8c8c8c" officeooo:rsid="000e9ae7" style:font-style-complex="normal"/>
    </style:style>
    <style:style style:name="T232" style:family="text">
      <style:text-properties fo:color="#8c8c8c" style:font-name="JetBrains Mono" fo:font-style="italic" style:font-style-asian="italic"/>
    </style:style>
    <style:style style:name="T233" style:family="text">
      <style:text-properties style:font-name="Menlo1" fo:font-style="normal" style:font-style-asian="normal" style:font-style-complex="normal"/>
    </style:style>
    <style:style style:name="T234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35" style:family="text">
      <style:text-properties style:font-name="Menlo1" fo:font-size="9pt" style:font-size-asian="9pt" style:font-size-complex="9pt"/>
    </style:style>
    <style:style style:name="T236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37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38" style:family="text">
      <style:text-properties fo:font-style="normal" style:font-style-asian="normal" style:font-style-complex="normal"/>
    </style:style>
    <style:style style:name="T239" style:family="text">
      <style:text-properties fo:color="#1750eb"/>
    </style:style>
    <style:style style:name="T240" style:family="text">
      <style:text-properties fo:color="#1750eb" fo:font-style="normal" fo:font-weight="normal" style:font-style-asian="normal" style:font-weight-asian="normal"/>
    </style:style>
    <style:style style:name="T241" style:family="text">
      <style:text-properties fo:font-style="italic" style:font-style-asian="italic"/>
    </style:style>
    <style:style style:name="T242" style:family="text">
      <style:text-properties style:font-style-complex="normal"/>
    </style:style>
    <style:style style:name="T243" style:family="text">
      <style:text-properties officeooo:rsid="000e9ae7"/>
    </style:style>
    <style:style style:name="T244" style:family="text">
      <style:text-properties officeooo:rsid="00347eb2"/>
    </style:style>
    <style:style style:name="T245" style:family="text">
      <style:text-properties fo:color="#174ad4" style:font-name="JetBrains Mono"/>
    </style:style>
    <style:style style:name="T246" style:family="text">
      <style:text-properties fo:color="#174ad4" style:font-name="JetBrains Mono" fo:font-size="10pt" style:font-size-asian="10pt"/>
    </style:style>
    <style:style style:name="T247" style:family="text">
      <style:text-properties fo:color="#067d17" style:font-name="JetBrains Mono"/>
    </style:style>
    <style:style style:name="T248" style:family="text">
      <style:text-properties fo:color="#067d17" style:font-name="JetBrains Mono"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0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87" text:outline-level="3"/>
      <text:h text:style-name="P187" text:outline-level="3"/>
      <text:h text:style-name="P187" text:outline-level="3"/>
      <text:h text:style-name="P187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 </text:span></text:span><text:span text:style-name="Основной_20_шрифт_20_абзаца"><text:span text:style-name="T65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97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8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9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You're at the blog index. </text:span></text:span><text:span text:style-name="Основной_20_шрифт_20_абзаца"><text:span text:style-name="T68">{</text:span></text:span><text:span text:style-name="Основной_20_шрифт_20_абзаца"><text:span text:style-name="T26">arg</text:span></text:span><text:span text:style-name="Основной_20_шрифт_20_абзаца"><text:span text:style-name="T68">}</text:span></text:span><text:span text:style-name="Основной_20_шрифт_20_абзаца"><text:span text:style-name="T79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3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9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3">name</text:span></text:span><text:span text:style-name="Основной_20_шрифт_20_абзаца"><text:span text:style-name="T26">=</text:span></text:span><text:span text:style-name="Основной_20_шрифт_20_абзаца"><text:span text:style-name="T79">'index'</text:span></text:span><text:span text:style-name="Основной_20_шрифт_20_абзаца"><text:span text:style-name="T26">),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9">request</text:span></text:span><text:span text:style-name="Основной_20_шрифт_20_абзаца"><text:span text:style-name="T26">, pk=</text:span></text:span><text:span text:style-name="Основной_20_шрифт_20_абзаца"><text:span text:style-name="T68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</text:span></text:span><text:span text:style-name="Основной_20_шрифт_20_абзаца"><text:span text:style-name="T80">You're at the blog index. </text:span></text:span><text:span text:style-name="Основной_20_шрифт_20_абзаца"><text:span text:style-name="T70">{</text:span></text:span><text:span text:style-name="Основной_20_шрифт_20_абзаца"><text:span text:style-name="T28">pk</text:span></text:span><text:span text:style-name="Основной_20_шрифт_20_абзаца"><text:span text:style-name="T70">}</text:span></text:span><text:span text:style-name="Основной_20_шрифт_20_абзаца"><text:span text:style-name="T80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2">amount__gt</text:span></text:span><text:span text:style-name="Основной_20_шрифт_20_абзаца"><text:span text:style-name="T23">=</text:span></text:span><text:span text:style-name="Основной_20_шрифт_20_абзаца"><text:span text:style-name="T106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link </text:span></text:span><text:span text:style-name="Основной_20_шрифт_20_абзаца"><text:span text:style-name="T107">rel</text:span></text:span><text:span text:style-name="Основной_20_шрифт_20_абзаца"><text:span text:style-name="T113">="stylesheet" </text:span></text:span><text:span text:style-name="Основной_20_шрифт_20_абзаца"><text:span text:style-name="T107">type</text:span></text:span><text:span text:style-name="Основной_20_шрифт_20_абзаца"><text:span text:style-name="T113">="text/css" </text:span></text:span><text:span text:style-name="Основной_20_шрифт_20_абзаца"><text:span text:style-name="T107">href</text:span></text:span><text:span text:style-name="Основной_20_шрифт_20_абзаца"><text:span text:style-name="T113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2">default</text:span></text:span><text:span text:style-name="Основной_20_шрифт_20_абзаца"><text:span text:style-name="T23">=</text:span></text:span><text:span text:style-name="Основной_20_шрифт_20_абзаца"><text:span text:style-name="T106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2">null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, </text:span></text:span><text:span text:style-name="Основной_20_шрифт_20_абзаца"><text:span text:style-name="T92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7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7">#&lt;QuerySet [&lt;Classification: business&gt;, &lt;Classification: works&gt;]&gt;</text:span></text:span></text:p>
      <text:p text:style-name="P20"><text:span text:style-name="Основной_20_шрифт_20_абзаца"><text:span text:style-name="T97"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97">#QuerySet [&lt;Classification: business&gt;, &lt;Classification: works&gt;, &lt;Classification: sports&gt;]&gt;<text:line-break/></text:span></text:span><text:span text:style-name="Основной_20_шрифт_20_абзаца"><text:span text:style-name="T92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97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экземпляра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5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trouser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за</text:span></text:span><text:span text:style-name="Основной_20_шрифт_20_абзаца"><text:span text:style-name="T97"> </text:span></text:span><text:span text:style-name="Основной_20_шрифт_20_абзаца"><text:span text:style-name="T98">одни</text:span></text:span><text:span text:style-name="Основной_20_шрифт_20_абзаца"><text:span text:style-name="T97"> </text:span></text:span><text:span text:style-name="Основной_20_шрифт_20_абзаца"><text:span text:style-name="T98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rt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со</text:span></text:span><text:span text:style-name="Основной_20_шрифт_20_абзаца"><text:span text:style-name="T97"> </text:span></text:span><text:span text:style-name="Основной_20_шрифт_20_абзаца"><text:span text:style-name="T98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10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ock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, </text:span></text:span><text:span text:style-name="Основной_20_шрифт_20_абзаца"><text:span text:style-name="T92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всех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97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по</text:span></text:span><text:span text:style-name="Основной_20_шрифт_20_абзаца"><text:span text:style-name="T97"> </text:span></text:span><text:span text:style-name="Основной_20_шрифт_20_абзаца"><text:span text:style-name="T98">слайсингу</text:span></text:span><text:span text:style-name="Основной_20_шрифт_20_абзаца"><text:span text:style-name="T97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06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97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по</text:span></text:span><text:span text:style-name="Основной_20_шрифт_20_абзаца"><text:span text:style-name="T97"> </text:span></text:span><text:span text:style-name="Основной_20_шрифт_20_абзаца"><text:span text:style-name="T98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2">id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97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4">/</text:span></text:span><text:span text:style-name="Основной_20_шрифт_20_абзаца"><text:span text:style-name="T105">views</text:span></text:span><text:span text:style-name="Основной_20_шрифт_20_абзаца"><text:span text:style-name="T104">.</text:span></text:span><text:span text:style-name="Основной_20_шрифт_20_абзаца"><text:span text:style-name="T105">py</text:span></text:span><text:span text:style-name="Основной_20_шрифт_20_абзаца"><text:span text:style-name="T104">:</text:span></text:span>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06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5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div </text:span></text:span><text:span text:style-name="Основной_20_шрифт_20_абзаца"><text:span text:style-name="T107">class</text:span></text:span><text:span text:style-name="Основной_20_шрифт_20_абзаца"><text:span text:style-name="T113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7">class</text:span></text:span><text:span text:style-name="Основной_20_шрифт_20_абзаца"><text:span text:style-name="T113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8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7">class</text:span></text:span><text:span text:style-name="Основной_20_шрифт_20_абзаца"><text:span text:style-name="T113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8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6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2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3">auto_now</text:span></text:span><text:span text:style-name="Основной_20_шрифт_20_абзаца"><text:span text:style-name="T26">=</text:span></text:span><text:span text:style-name="Основной_20_шрифт_20_абзаца"><text:span text:style-name="T68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2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2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8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97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97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8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some title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97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97">#{'title': 'some title', 'slug': 'some-title'}</text:span></text:span></text:p>
      <text:p text:style-name="P28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2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title'</text:span></text:span><text:span text:style-name="Основной_20_шрифт_20_абзаца"><text:span text:style-name="T23">], </text:span></text:span><text:span text:style-name="Основной_20_шрифт_20_абзаца"><text:span text:style-name="T92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97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97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1378860461" text:style-name="L1">
        <text:list-item>
          <text:p text:style-name="P191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150</text:span></text:span><text:span text:style-name="Основной_20_шрифт_20_абзаца"><text:span text:style-name="T23">, </text:span></text:span><text:span text:style-name="Основной_20_шрифт_20_абзаца"><text:span text:style-name="T92">db_index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2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2">kwargs</text:span></text:span><text:span text:style-name="Основной_20_шрифт_20_абзаца"><text:span text:style-name="T23">={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120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26">вы можете обернуть ваш текст </text:span></text:span><text:span text:style-name="Основной_20_шрифт_20_абзаца"><text:span text:style-name="T127">&lt;pre&gt;</text:span></text:span><text:span text:style-name="Основной_20_шрифт_20_абзаца"><text:span text:style-name="T126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26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27">linebreaks</text:span></text:span><text:span text:style-name="Основной_20_шрифт_20_абзаца"><text:span text:style-name="T126"> превращает одиночные новые строки в </text:span></text:span><text:span text:style-name="Основной_20_шрифт_20_абзаца"><text:span text:style-name="T127">&lt;br&gt;</text:span></text:span><text:span text:style-name="Основной_20_шрифт_20_абзаца"><text:span text:style-name="T126"> теги и двойные переводы строк в </text:span></text:span><text:span text:style-name="Основной_20_шрифт_20_абзаца"><text:span text:style-name="T127">&lt;p&gt;</text:span></text:span><text:span text:style-name="Основной_20_шрифт_20_абзаца"><text:span text:style-name="T126"> теги. </text:span></text:span><text:span text:style-name="Основной_20_шрифт_20_абзаца"><text:span text:style-name="T127">linebreaksbr</text:span></text:span><text:span text:style-name="Основной_20_шрифт_20_абзаца"><text:span text:style-name="T126"> просто превращает новые строки в </text:span></text:span><text:span text:style-name="Основной_20_шрифт_20_абзаца"><text:span text:style-name="T127">&lt;br&gt;</text:span></text:span><text:span text:style-name="Основной_20_шрифт_20_абзаца"><text:span text:style-name="T126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77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8">safe</text:span></text:span></text:a>:</text:p>
      <text:p text:style-name="Обычный"/>
      <text:p text:style-name="P22">This will not be escaped: {{ data|safe }}</text:p>
      <text:p text:style-name="P68"/>
      <text:h text:style-name="P177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8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8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8">on</text:span></text:span><text:span text:style-name="apple-converted-space"> </text:span>или<text:span text:style-name="apple-converted-space"> </text:span><text:span text:style-name="pre"><text:span text:style-name="T128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view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2">extra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5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5">for </text:span></text:span><text:span text:style-name="Основной_20_шрифт_20_абзаца"><text:span text:style-name="T23">form </text:span></text:span><text:span text:style-name="Основной_20_шрифт_20_абзаца"><text:span text:style-name="T65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2">post</text:span></text:span><text:span text:style-name="Основной_20_шрифт_20_абзаца"><text:span text:style-name="T23">=post, </text:span></text:span><text:span text:style-name="Основной_20_шрифт_20_абзаца"><text:span text:style-name="T92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5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2">extra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6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5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76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2">default</text:span></text:span><text:span text:style-name="Основной_20_шрифт_20_абзаца"><text:span text:style-name="T23">=</text:span></text:span><text:span text:style-name="Основной_20_шрифт_20_абзаца"><text:span text:style-name="T65">None</text:span></text:span><text:span text:style-name="Основной_20_шрифт_20_абзаца"><text:span text:style-name="T23">, </text:span></text:span><text:span text:style-name="Основной_20_шрифт_20_абзаца"><text:span text:style-name="T92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2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2">verbose_name</text:span></text:span><text:span text:style-name="Основной_20_шрифт_20_абзаца"><text:span text:style-name="T23">=</text:span></text:span><text:span text:style-name="Основной_20_шрифт_20_абзаца"><text:span text:style-name="T76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6">'post'</text:span></text:span><text:span text:style-name="Основной_20_шрифт_20_абзаца"><text:span text:style-name="T23">, </text:span></text:span><text:span text:style-name="Основной_20_шрифт_20_абзаца"><text:span text:style-name="T76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6">form </text:span></text:span><text:span text:style-name="Основной_20_шрифт_20_абзаца"><text:span text:style-name="T107">id</text:span></text:span><text:span text:style-name="Основной_20_шрифт_20_абзаца"><text:span text:style-name="T113">="post_form" </text:span></text:span><text:span text:style-name="Основной_20_шрифт_20_абзаца"><text:span text:style-name="T107">method</text:span></text:span><text:span text:style-name="Основной_20_шрифт_20_абзаца"><text:span text:style-name="T113">="post" </text:span></text:span><text:span text:style-name="Основной_20_шрифт_20_абзаца"><text:span text:style-name="T107">action</text:span></text:span><text:span text:style-name="Основной_20_шрифт_20_абзаца"><text:span text:style-name="T113">="" </text:span></text:span><text:span text:style-name="Основной_20_шрифт_20_абзаца"><text:span text:style-name="T107">enctype</text:span></text:span><text:span text:style-name="Основной_20_шрифт_20_абзаца"><text:span text:style-name="T113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9">input </text:span></text:span><text:span text:style-name="Основной_20_шрифт_20_абзаца"><text:span text:style-name="T110">type</text:span></text:span><text:span text:style-name="Основной_20_шрифт_20_абзаца"><text:span text:style-name="T115">="submit" </text:span></text:span><text:span text:style-name="Основной_20_шрифт_20_абзаца"><text:span text:style-name="T110">name</text:span></text:span><text:span text:style-name="Основной_20_шрифт_20_абзаца"><text:span text:style-name="T115">="submit" </text:span></text:span><text:span text:style-name="Основной_20_шрифт_20_абзаца"><text:span text:style-name="T110">value</text:span></text:span><text:span text:style-name="Основной_20_шрифт_20_абзаца"><text:span text:style-name="T115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9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1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79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97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6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5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5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5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2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8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6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97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2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97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2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6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35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otenv </text:span></text:span><text:span text:style-name="Основной_20_шрифт_20_абзаца"><text:span text:style-name="T65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8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8">'ENGINE'</text:span></text:span><text:span text:style-name="Основной_20_шрифт_20_абзаца"><text:span text:style-name="T25">: </text:span></text:span><text:span text:style-name="Основной_20_шрифт_20_абзаца"><text:span text:style-name="T78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NAME'</text:span></text:span><text:span text:style-name="Основной_20_шрифт_20_абзаца"><text:span text:style-name="T25">: </text:span></text:span><text:span text:style-name="Основной_20_шрифт_20_абзаца"><text:span text:style-name="T78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USER'</text:span></text:span><text:span text:style-name="Основной_20_шрифт_20_абзаца"><text:span text:style-name="T25">: </text:span></text:span><text:span text:style-name="Основной_20_шрифт_20_абзаца"><text:span text:style-name="T78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8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8">'HOST'</text:span></text:span><text:span text:style-name="Основной_20_шрифт_20_абзаца"><text:span text:style-name="T25">: </text:span></text:span><text:span text:style-name="Основной_20_шрифт_20_абзаца"><text:span text:style-name="T78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ORT'</text:span></text:span><text:span text:style-name="Основной_20_шрифт_20_абзаца"><text:span text:style-name="T25">: </text:span></text:span><text:span text:style-name="Основной_20_шрифт_20_абзаца"><text:span text:style-name="T78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3704333039" text:style-name="L2">
        <text:list-item>
          <text:p text:style-name="P188"><text:span text:style-name="Основной_20_шрифт_20_абзаца"><text:span text:style-name="T136">0010_previous_migration</text:span></text:span></text:p>
        </text:list-item>
        <text:list-item>
          <text:p text:style-name="P188"><text:span text:style-name="Основной_20_шрифт_20_абзаца"><text:span text:style-name="T136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38">Затем вы можете удалить миграцию </text:span></text:span><text:span text:style-name="Основной_20_шрифт_20_абзаца"><text:span text:style-name="T137">0011_migration_to_revert</text:span></text:span><text:span text:style-name="Основной_20_шрифт_20_абзаца"><text:span text:style-name="T138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70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39">from</text:span></text:span><text:span text:style-name="Основной_20_шрифт_20_абзаца"><text:span text:style-name="T142"> </text:span></text:span><text:span text:style-name="Код_20_HTML"><text:span text:style-name="T139">django import</text:span></text:span><text:span text:style-name="Основной_20_шрифт_20_абзаца"><text:span text:style-name="T142"> </text:span></text:span><text:span text:style-name="Код_20_HTML"><text:span text:style-name="T139">forms</text:span></text:span></text:p>
            <text:p text:style-name="P46"> </text:p>
            <text:p text:style-name="P49"><text:span text:style-name="Код_20_HTML"><text:span text:style-name="T139">class</text:span></text:span><text:span text:style-name="Основной_20_шрифт_20_абзаца"><text:span text:style-name="T142"> </text:span></text:span><text:span text:style-name="Код_20_HTML"><text:span text:style-name="T139">UserForm(forms.Form):</text:span></text:span></text:p>
            <text:p text:style-name="P49"><text:span text:style-name="Код_20_HTML"><text:span text:style-name="T139">    name =</text:span></text:span><text:span text:style-name="Основной_20_шрифт_20_абзаца"><text:span text:style-name="T142"> </text:span></text:span><text:span text:style-name="Код_20_HTML"><text:span text:style-name="T139">forms.CharField(help_text="</text:span></text:span><text:span text:style-name="Код_20_HTML"><text:span text:style-name="T141">Введите</text:span></text:span><text:span text:style-name="Код_20_HTML"><text:span text:style-name="T139"> </text:span></text:span><text:span text:style-name="Код_20_HTML"><text:span text:style-name="T141">свое</text:span></text:span><text:span text:style-name="Код_20_HTML"><text:span text:style-name="T139"> </text:span></text:span><text:span text:style-name="Код_20_HTML"><text:span text:style-name="T141">имя</text:span></text:span><text:span text:style-name="Код_20_HTML"><text:span text:style-name="T139">")</text:span></text:span></text:p>
            <text:p text:style-name="P49"><text:span text:style-name="Код_20_HTML"><text:span text:style-name="T139">    age =</text:span></text:span><text:span text:style-name="Основной_20_шрифт_20_абзаца"><text:span text:style-name="T142"> </text:span></text:span><text:span text:style-name="Код_20_HTML"><text:span text:style-name="T139">forms.IntegerField(help_text="</text:span></text:span><text:span text:style-name="Код_20_HTML"><text:span text:style-name="T141">Введите</text:span></text:span><text:span text:style-name="Код_20_HTML"><text:span text:style-name="T139"> </text:span></text:span><text:span text:style-name="Код_20_HTML"><text:span text:style-name="T141">свой</text:span></text:span><text:span text:style-name="Код_20_HTML"><text:span text:style-name="T139"> </text:span></text:span><text:span text:style-name="Код_20_HTML"><text:span text:style-name="T141">возраст</text:span></text:span><text:span text:style-name="Код_20_HTML"><text:span text:style-name="T139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3">Статические</text:span></text:span><text:span text:style-name="Основной_20_шрифт_20_абзаца"><text:span text:style-name="T144"> </text:span></text:span><text:span text:style-name="Основной_20_шрифт_20_абзаца"><text:span text:style-name="T143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06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4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4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4">'whitenoise.storage.CompressedManifestStaticFilesStorage'</text:span></text:span></text:p>
      <text:p text:style-name="P80"/>
      <text:p text:style-name="P80"/>
      <text:h text:style-name="P174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304321440" text:style-name="L3">
        <text:list-item>
          <text:p text:style-name="P186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9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29">/static/</text:span></text:span><text:span text:style-name="Основной_20_шрифт_20_абзаца"><text:span text:style-name="T11">).</text:span></text:span></text:p>
        </text:list-item>
        <text:list-item>
          <text:p text:style-name="P186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9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47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16">'staticfiles')</text:span></text:span></text:p>
      <text:list xml:id="list124835030235156" text:continue-numbering="true" text:style-name="L3">
        <text:list-item>
          <text:p text:style-name="P186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9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.</text:span></text:span></text:p>
      <text:list xml:id="list124833664404538" text:continue-numbering="true" text:style-name="L3">
        <text:list-item>
          <text:p text:style-name="P186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9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4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97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6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6">'ENGINE'</text:span></text:span><text:span text:style-name="Основной_20_шрифт_20_абзаца"><text:span text:style-name="T23">: </text:span></text:span><text:span text:style-name="Основной_20_шрифт_20_абзаца"><text:span text:style-name="T7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NAME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USER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PASSWORD'</text:span></text:span><text:span text:style-name="Основной_20_шрифт_20_абзаца"><text:span text:style-name="T23">: </text:span></text:span><text:span text:style-name="Основной_20_шрифт_20_абзаца"><text:span text:style-name="T76">'</text:span></text:span><text:span text:style-name="Основной_20_шрифт_20_абзаца"><text:span text:style-name="T77">1234</text:span></text:span><text:span text:style-name="Основной_20_шрифт_20_абзаца"><text:span text:style-name="T7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HOST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6">'PORT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49">File</text:span></text:span><text:span text:style-name="Основной_20_шрифт_20_абзаца"><text:span text:style-name="T151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2">django.core.exceptions.</text:span></text:span><text:span text:style-name="Основной_20_шрифт_20_абзаца"><text:span text:style-name="T150">ImproperlyConfigured</text:span></text:span><text:span text:style-name="Основной_20_шрифт_20_абзаца"><text:span text:style-name="T152">: </text:span></text:span><text:span text:style-name="Основной_20_шрифт_20_абзаца"><text:span text:style-name="T150">Error</text:span></text:span><text:span text:style-name="Основной_20_шрифт_20_абзаца"><text:span text:style-name="T152"> loading </text:span></text:span><text:span text:style-name="Основной_20_шрифт_20_абзаца"><text:span text:style-name="T150">MySQLdb</text:span></text:span><text:span text:style-name="Основной_20_шрифт_20_абзаца"><text:span text:style-name="T152"> module: </text:span></text:span><text:span text:style-name="Основной_20_шрифт_20_абзаца"><text:span text:style-name="T150">No</text:span></text:span><text:span text:style-name="Основной_20_шрифт_20_абзаца"><text:span text:style-name="T152"> module named 'MySQLdb'.</text:span></text:span></text:p>
      <text:p text:style-name="P19"><text:span text:style-name="Основной_20_шрифт_20_абзаца"><text:span text:style-name="T150">Did</text:span></text:span><text:span text:style-name="Основной_20_шрифт_20_абзаца"><text:span text:style-name="T152"> you install mysqlclient or </text:span></text:span><text:span text:style-name="Основной_20_шрифт_20_абзаца"><text:span text:style-name="T150">MySQL</text:span></text:span><text:span text:style-name="Основной_20_шрифт_20_абзаца"><text:span text:style-name="T152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5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73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73" text:outline-level="3">truncatechars_html</text:h>
      <text:p text:style-name="Обычный"><text:span text:style-name="Заголовок1"><text:span text:style-name="T15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8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73" text:outline-level="3">truncatewords</text:h>
      <text:p text:style-name="Обычный">Обрезает строку после указанного количества слов.</text:p>
      <text:p text:style-name="P47"/>
      <text:h text:style-name="P173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8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8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2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2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2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69" text:outline-level="1"><text:span text:style-name="Основной_20_шрифт_20_абзаца"><text:span text:style-name="T59">QuerySet API</text:span></text:span></text:h>
      <text:p text:style-name="P34"/>
      <text:h text:style-name="P171" text:outline-level="3">Операторы фильтрации</text:h>
      <text:h text:style-name="P171" text:outline-level="3"><text:span text:style-name="Основной_20_шрифт_20_абзаца"><text:span text:style-name="T15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4">: </text:span></text:span><text:span text:style-name="Teletype">filter()</text:span><text:span text:style-name="Основной_20_шрифт_20_абзаца"><text:span text:style-name="T154">, </text:span></text:span><text:span text:style-name="Teletype">exclude()</text:span><text:span text:style-name="Основной_20_шрифт_20_абзаца"><text:span text:style-name="T154"> и </text:span></text:span><text:span text:style-name="Teletype">get()</text:span><text:span text:style-name="Основной_20_шрифт_20_абзаца"><text:span text:style-name="T154">.</text:span></text:span></text:h>
      <text:h text:style-name="P176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1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31"> SQL:</text:span></text:span></text:p>
      <text:p text:style-name="P114">SELECT ... WHERE id IN (1, 3, 4);</text:p>
      <text:h text:style-name="P176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31"> SQL:</text:span></text:span></text:p>
      <text:p text:style-name="P114">SELECT ... WHERE id &gt; 4;</text:p>
      <text:h text:style-name="P178" text:outline-level="4">gte</text:h>
      <text:p text:style-name="Text_20_body">Больше чем или равно.</text:p>
      <text:h text:style-name="P178" text:outline-level="4">lt</text:h>
      <text:p text:style-name="Text_20_body">Меньше чем.</text:p>
      <text:h text:style-name="P178" text:outline-level="4">lte</text:h>
      <text:p text:style-name="Text_20_body">Меньше чем или равно.</text:p>
      <text:p text:style-name="P113"/>
      <text:h text:style-name="P171" text:outline-level="3"><text:span text:style-name="Основной_20_шрифт_20_абзаца"><text:span text:style-name="T15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4">https://www.djbook.ru/rel1.8/ref/models/querysets.html</text:span></text:span></text:a></text:h>
      <text:h text:style-name="P172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55">Django использует юнит-тестовый модуль -</text:span></text:span><text:span text:style-name="apple-converted-space"><text:span text:style-name="T15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3">встроенный "обнаружитель" тестов</text:span></text:span></text:a><text:span text:style-name="Основной_20_шрифт_20_абзаца"><text:span text:style-name="T155">, который находит тесты в текущей рабочей директории, в любом файле с шаблонным именем</text:span></text:span><text:span text:style-name="Строгий"><text:span text:style-name="T156">test*.py</text:span></text:span><text:span text:style-name="Основной_20_шрифт_20_абзаца"><text:span text:style-name="T15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5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97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4">@classmethod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0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0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0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1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09">1 </text:span></text:span><text:span text:style-name="Основной_20_шрифт_20_абзаца"><text:span text:style-name="T25">+ </text:span></text:span><text:span text:style-name="Основной_20_шрифт_20_абзаца"><text:span text:style-name="T109">1</text:span></text:span><text:span text:style-name="Основной_20_шрифт_20_абзаца"><text:span text:style-name="T25">, </text:span></text:span><text:span text:style-name="Основной_20_шрифт_20_абзаца"><text:span text:style-name="T109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3106217841" text:style-name="L4">
        <text:list-item>
          <text:p text:style-name="P189"><text:span text:style-name="Основной_20_шрифт_20_абзаца"><text:span text:style-name="T160">setUpTestData() </text:span></text:span><text:span text:style-name="Основной_20_шрифт_20_абзаца"><text:span text:style-name="T15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89"><text:soft-page-break/><text:span text:style-name="Основной_20_шрифт_20_абзаца"><text:span text:style-name="T160">SetUp() </text:span></text:span><text:span text:style-name="Основной_20_шрифт_20_абзаца"><text:span text:style-name="T15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1">Примечание</text:span></text:span><text:span text:style-name="Основной_20_шрифт_20_абзаца"><text:span text:style-name="T162">. Классы тестирования также содержат метод </text:span></text:span><text:span text:style-name="Основной_20_шрифт_20_абзаца"><text:span text:style-name="T160">tearDown()</text:span></text:span><text:span text:style-name="Основной_20_шрифт_20_абзаца"><text:span text:style-name="T16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0">TestCase</text:span></text:span><text:span text:style-name="Основной_20_шрифт_20_абзаца"><text:span text:style-name="T162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6">test</text:span></text:span></text:p>
      <text:p text:style-name="P5"/>
      <text:p text:style-name="P81"/>
      <text:p text:style-name="Обычный"><text:span text:style-name="Основной_20_шрифт_20_абзаца"><text:span text:style-name="T15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57">verbosity</text:span></text:span><text:span text:style-name="Основной_20_шрифт_20_абзаца"><text:span text:style-name="T15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--verbosity </text:span></text:span><text:span text:style-name="Основной_20_шрифт_20_абзаца"><text:span text:style-name="T168">2</text:span></text:span></text:p>
      <text:p text:style-name="P80"/>
      <text:p text:style-name="P80"/>
      <text:p text:style-name="Обычный"><text:span text:style-name="Основной_20_шрифт_20_абзаца"><text:span text:style-name="T15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0">TestCase</text:span></text:span><text:span text:style-name="Основной_20_шрифт_20_абзаца"><text:span text:style-name="T156">, или методу: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 <text:s text:c="2"/></text:span></text:span><text:span text:style-name="Основной_20_шрифт_20_абзаца"><text:span text:style-name="T169"># Run the specified module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 <text:s/></text:span></text:span><text:span text:style-name="Основной_20_шрифт_20_абзаца"><text:span text:style-name="T169"># Run the specified module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.YourTestClass </text:span></text:span><text:span text:style-name="Основной_20_шрифт_20_абзаца"><text:span text:style-name="T169"># Run the specified class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.YourTestClass.test_one_plus_one_equals_two <text:s/></text:span></text:span><text:span text:style-name="Основной_20_шрифт_20_абзаца"><text:span text:style-name="T169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45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75" text:outline-level="3"><text:soft-page-break/>Загрузка фикстур</text:h>
      <text:h text:style-name="P175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0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0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0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0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1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1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1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1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1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setUp(</text:span></text:span><text:span text:style-name="Основной_20_шрифт_20_абзаца"><text:span text:style-name="T122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1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2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1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3773946204" text:style-name="L5">
        <text:list-item>
          <text:p text:style-name="P190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0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0">migrate</text:span></text:span></text:a><text:span text:style-name="Основной_20_шрифт_20_абзаца"><text:span text:style-name="T49">.</text:span></text:span></text:p>
        </text:list-item>
        <text:list-item>
          <text:p text:style-name="P190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0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0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0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46">По умолчанию фикстуры загружаются в базу данных </text:span></text:span><text:span text:style-name="Основной_20_шрифт_20_абзаца"><text:span text:style-name="T130">default</text:span></text:span><text:span text:style-name="Основной_20_шрифт_20_абзаца"><text:span text:style-name="T14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0">multi_db=True</text:span></text:span></text:a><text:span text:style-name="Основной_20_шрифт_20_абзаца"><text:span text:style-name="T146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0">В django есть возможность сделать так, чтобы данные автоматически вставлялись в базу данных при</text:span></text:span><text:span text:style-name="apple-converted-space"><text:span text:style-name="T170"> </text:span></text:span><text:span text:style-name="Основной_20_шрифт_20_абзаца"><text:span text:style-name="T171">syncdb</text:span></text:span><text:span text:style-name="apple-converted-space"><text:span text:style-name="T170"> </text:span></text:span><text:span text:style-name="Основной_20_шрифт_20_абзаца"><text:span text:style-name="T170">проекта.</text:span></text:span><text:span text:style-name="Основной_20_шрифт_20_абзаца"><text:span text:style-name="T172"><text:line-break/></text:span></text:span><text:span text:style-name="Основной_20_шрифт_20_абзаца"><text:span text:style-name="T170">Для этого существуют</text:span></text:span><text:span text:style-name="apple-converted-space"><text:span text:style-name="T170"> </text:span></text:span><text:span text:style-name="Основной_20_шрифт_20_абзаца"><text:span text:style-name="T173">fixtures</text:span></text:span><text:span text:style-name="apple-converted-space"><text:span text:style-name="T170"> </text:span></text:span><text:span text:style-name="Основной_20_шрифт_20_абзаца"><text:span text:style-name="T170">- представления данных ваших приложений в форматах .json/.xml/.yaml</text:span></text:span><text:span text:style-name="Основной_20_шрифт_20_абзаца"><text:span text:style-name="T172"><text:line-break/><text:line-break/></text:span></text:span></text:p>
      <text:h text:style-name="P179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2"><text:line-break/></text:span></text:span><text:span text:style-name="Основной_20_шрифт_20_абзаца"><text:span text:style-name="T170">По умолчанию фикстуры нужно хранить в папке</text:span></text:span><text:span text:style-name="apple-converted-space"><text:span text:style-name="T170"> </text:span></text:span><text:span text:style-name="Основной_20_шрифт_20_абзаца"><text:span text:style-name="T171">fixtures</text:span></text:span><text:span text:style-name="Основной_20_шрифт_20_абзаца"><text:span text:style-name="T170">, которую нужно создать внутри каждого приложения.</text:span></text:span><text:span text:style-name="Основной_20_шрифт_20_абзаца"><text:span text:style-name="T172"><text:line-break/></text:span></text:span><text:span text:style-name="Основной_20_шрифт_20_абзаца"><text:span text:style-name="T170">Если фикстуры сохраняются в файл с названием</text:span></text:span><text:span text:style-name="apple-converted-space"><text:span text:style-name="T170"> </text:span></text:span><text:span text:style-name="Основной_20_шрифт_20_абзаца"><text:span text:style-name="T171">initial_data</text:span></text:span><text:span text:style-name="Основной_20_шрифт_20_абзаца"><text:span text:style-name="T170">, то при каждом</text:span></text:span><text:span text:style-name="apple-converted-space"><text:span text:style-name="T170"> </text:span></text:span><text:span text:style-name="Основной_20_шрифт_20_абзаца"><text:span text:style-name="T171">syncdb</text:span></text:span><text:span text:style-name="apple-converted-space"><text:span text:style-name="T170"> </text:span></text:span><text:span text:style-name="Основной_20_шрифт_20_абзаца"><text:span text:style-name="T170">фикстуры будут загружаться в базу данных вашего проекта.</text:span></text:span><text:span text:style-name="Основной_20_шрифт_20_абзаца"><text:span text:style-name="T172"><text:line-break/><text:line-break/></text:span></text:span></text:p>
      <text:h text:style-name="P179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2"><text:line-break/></text:span></text:span><text:span text:style-name="Основной_20_шрифт_20_абзаца"><text:span text:style-name="T170">Здесь мы вручную загружаем в базу данных приложения</text:span></text:span><text:span text:style-name="apple-converted-space"><text:span text:style-name="T170"> </text:span></text:span><text:span text:style-name="Основной_20_шрифт_20_абзаца"><text:span text:style-name="T171">myapp</text:span></text:span><text:span text:style-name="apple-converted-space"><text:span text:style-name="T170"> </text:span></text:span><text:span text:style-name="Основной_20_шрифт_20_абзаца"><text:span text:style-name="T170">данные, сохраненные в файле</text:span></text:span><text:span text:style-name="apple-converted-space"><text:span text:style-name="T170"> </text:span></text:span><text:span text:style-name="Основной_20_шрифт_20_абзаца"><text:span text:style-name="T171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5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5">with </text:span></text:span><text:span text:style-name="Основной_20_шрифт_20_абзаца"><text:span text:style-name="T67">open</text:span></text:span><text:span text:style-name="Основной_20_шрифт_20_абзаца"><text:span text:style-name="T23">(</text:span></text:span><text:span text:style-name="Основной_20_шрифт_20_абзаца"><text:span text:style-name="T7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6">'r'</text:span></text:span><text:span text:style-name="Основной_20_шрифт_20_абзаца"><text:span text:style-name="T23">, </text:span></text:span><text:span text:style-name="Основной_20_шрифт_20_абзаца"><text:span text:style-name="T92">encoding</text:span></text:span><text:span text:style-name="Основной_20_шрифт_20_абзаца"><text:span text:style-name="T23">=</text:span></text:span><text:span text:style-name="Основной_20_шрифт_20_абзаца"><text:span text:style-name="T76">'utf-8'</text:span></text:span><text:span text:style-name="Основной_20_шрифт_20_абзаца"><text:span text:style-name="T23">) </text:span></text:span><text:span text:style-name="Основной_20_шрифт_20_абзаца"><text:span text:style-name="T65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7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2">indent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0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2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2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2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2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1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6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2">"name"</text:span></text:span><text:span text:style-name="Основной_20_шрифт_20_абзаца"><text:span text:style-name="T33">, </text:span></text:span><text:span text:style-name="Основной_20_шрифт_20_абзаца"><text:span text:style-name="T82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 </text:span></text:span><text:span text:style-name="Основной_20_шрифт_20_абзаца"><text:span text:style-name="T72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2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2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2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33">=</text:span></text:span><text:span text:style-name="Основной_20_шрифт_20_абзаца"><text:span text:style-name="T111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4">max_length</text:span></text:span><text:span text:style-name="Основной_20_шрифт_20_абзаца"><text:span text:style-name="T33">=</text:span></text:span><text:span text:style-name="Основной_20_шрифт_20_абзаца"><text:span text:style-name="T111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19">__str__</text:span></text:span><text:span text:style-name="Основной_20_шрифт_20_абзаца"><text:span text:style-name="T33">(</text:span></text:span><text:span text:style-name="Основной_20_шрифт_20_абзаца"><text:span text:style-name="T123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23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Вы</text:span></text:span><text:span text:style-name="Основной_20_шрифт_20_абзаца"><text:span text:style-name="T82"> </text:span></text:span><text:span text:style-name="Основной_20_шрифт_20_абзаца"><text:span text:style-name="T83">подписались</text:span></text:span><text:span text:style-name="Основной_20_шрифт_20_абзаца"><text:span text:style-name="T82"> </text:span></text:span><text:span text:style-name="Основной_20_шрифт_20_абзаца"><text:span text:style-name="T83">на</text:span></text:span><text:span text:style-name="Основной_20_шрифт_20_абзаца"><text:span text:style-name="T82"> </text:span></text:span><text:span text:style-name="Основной_20_шрифт_20_абзаца"><text:span text:style-name="T83">рассылку</text:span></text:span><text:span text:style-name="Основной_20_шрифт_20_абзаца"><text:span text:style-name="T82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Мы</text:span></text:span><text:span text:style-name="Основной_20_шрифт_20_абзаца"><text:span text:style-name="T82"> </text:span></text:span><text:span text:style-name="Основной_20_шрифт_20_абзаца"><text:span text:style-name="T83">будем</text:span></text:span><text:span text:style-name="Основной_20_шрифт_20_абзаца"><text:span text:style-name="T82"> </text:span></text:span><text:span text:style-name="Основной_20_шрифт_20_абзаца"><text:span text:style-name="T83">присылать</text:span></text:span><text:span text:style-name="Основной_20_шрифт_20_абзаца"><text:span text:style-name="T82"> </text:span></text:span><text:span text:style-name="Основной_20_шрифт_20_абзаца"><text:span text:style-name="T83">Вам</text:span></text:span><text:span text:style-name="Основной_20_шрифт_20_абзаца"><text:span text:style-name="T82"> </text:span></text:span><text:span text:style-name="Основной_20_шрифт_20_абзаца"><text:span text:style-name="T83">много</text:span></text:span><text:span text:style-name="Основной_20_шрифт_20_абзаца"><text:span text:style-name="T82"> </text:span></text:span><text:span text:style-name="Основной_20_шрифт_20_абзаца"><text:span text:style-name="T83">спама</text:span></text:span><text:span text:style-name="Основной_20_шрифт_20_абзаца"><text:span text:style-name="T82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4">fail_silently</text:span></text:span><text:span text:style-name="Основной_20_шрифт_20_абзаца"><text:span text:style-name="T33">=</text:span></text:span><text:span text:style-name="Основной_20_шрифт_20_абзаца"><text:span text:style-name="T72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view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2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4">name</text:span></text:span><text:span text:style-name="Основной_20_шрифт_20_абзаца"><text:span text:style-name="T33">=</text:span></text:span><text:span text:style-name="Основной_20_шрифт_20_абзаца"><text:span text:style-name="T82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0">views.py: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form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2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2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2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2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3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2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2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tml </text:span></text:span><text:span text:style-name="Основной_20_шрифт_20_абзаца"><text:span text:style-name="T112">lang</text:span></text:span><text:span text:style-name="Основной_20_шрифт_20_абзаца"><text:span text:style-name="T117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meta </text:span></text:span><text:span text:style-name="Основной_20_шрифт_20_абзаца"><text:span text:style-name="T112">charset</text:span></text:span><text:span text:style-name="Основной_20_шрифт_20_абзаца"><text:span text:style-name="T117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form </text:span></text:span><text:span text:style-name="Основной_20_шрифт_20_абзаца"><text:span text:style-name="T112">action</text:span></text:span><text:span text:style-name="Основной_20_шрифт_20_абзаца"><text:span text:style-name="T117">="{% url 'contact' %}" </text:span></text:span><text:span text:style-name="Основной_20_шрифт_20_абзаца"><text:span text:style-name="T112">method</text:span></text:span><text:span text:style-name="Основной_20_шрифт_20_абзаца"><text:span text:style-name="T117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3">button </text:span></text:span><text:span text:style-name="Основной_20_шрифт_20_абзаца"><text:span text:style-name="T112">type</text:span></text:span><text:span text:style-name="Основной_20_шрифт_20_абзаца"><text:span text:style-name="T117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3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3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0">/send_email/send_email/urls.py:</text:span></text:span>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2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2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2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6">CreateView</text:p>
      <text:p text:style-name="P129">Выводит форму, проверяет введенные данные в нее и создает на их основе новую запись.</text:p>
      <text:p text:style-name="P129"/>
      <text:p text:style-name="P184"><text:span text:style-name="T176">from </text:span><text:span text:style-name="T193">django.views.generic.edit </text:span><text:span text:style-name="T176">import </text:span><text:span text:style-name="T193">CreateView</text:span></text:p>
      <text:p text:style-name="P124"><text:span text:style-name="T174"/></text:p>
      <text:p text:style-name="P124"/>
      <text:p text:style-name="P124"><text:span text:style-name="T174">class </text:span><text:span text:style-name="T8">BbCreateView</text:span>(CreateView):<text:line-break/> <text:s text:c="3"/><text:span text:style-name="T230"># Атрибут, задает ссылку на класс модели, на основе которой будет создана форма</text:span><text:line-break/><text:span text:style-name="T211"> <text:s text:c="3"/></text:span>model = Bb<text:line-break/><text:line-break/> <text:s text:c="3"/><text:span text:style-name="T230"># Атрибут, указывает последовательность имен полей модели, который должны</text:span><text:span text:style-name="T242"><text:line-break/></text:span><text:span text:style-name="T230"> <text:s text:c="3"/># присутствовать в форме. Можно указать либо модель и список ее полей</text:span><text:span text:style-name="T242"><text:line-break/></text:span><text:span text:style-name="T230"> <text:s text:c="3"/># в атрибутах model и fields, либо непостедственно класс формы</text:span><text:span text:style-name="T242"><text:line-break/></text:span><text:span text:style-name="T230"> <text:s text:c="3"/># в атрибуте form_class, но никак не одновременно и то, и другое.</text:span><text:span text:style-name="T242"><text:line-break/></text:span><text:span text:style-name="T230"> <text:s text:c="3"/># Если указан атрибут model, то обязательно слудует задать также и</text:span><text:span text:style-name="T242"><text:line-break/></text:span><text:span text:style-name="T230"> <text:s text:c="3"/># атрибут fields.</text:span><text:line-break/><text:span text:style-name="T211"> <text:s text:c="3"/></text:span>fields = [<text:span text:style-name="T89">'title'</text:span>, <text:span text:style-name="T89">'content'</text:span>, <text:span text:style-name="T89">'price'</text:span>, <text:span text:style-name="T89">'kind'</text:span>, <text:span text:style-name="T89">'rubric'</text:span>]<text:line-break/><text:line-break/> <text:s text:c="3"/><text:span text:style-name="T230"># путь к файлу шаблона, создающего страницу с формой;</text:span><text:span text:style-name="T242"><text:line-break/></text:span><text:span text:style-name="T230"> <text:s text:c="3"/># По умолчанию к названии модели добавляется суффикс '_form',</text:span><text:span text:style-name="T242"><text:line-break/></text:span><text:span text:style-name="T230"> <text:s text:c="3"/># В данном случает будет 'bb_form'.</text:span><text:line-break/><text:span text:style-name="T211"> <text:s text:c="3"/></text:span>template_name = <text:span text:style-name="T89">'bboard/bb_create.html'</text:span><text:line-break/><text:line-break/><text:span text:style-name="T89"> <text:s text:c="2"/></text:span><text:span text:style-name="T90"><text:s/></text:span><text:span text:style-name="T230"># Атрибут, хранящий словарь с изначальными данными для занесения в только</text:span><text:span text:style-name="T242"><text:line-break/></text:span><text:span text:style-name="T230"> <text:s text:c="3"/># что созданную форму. Ключи элементов этого словаря должны</text:span><text:span text:style-name="T242"><text:line-break/></text:span><text:span text:style-name="T230"> <text:s text:c="3"/># соответствовать полям формы, а значения элементов зададут значения полей</text:span><text:line-break/><text:span text:style-name="T211"> <text:s text:c="3"/></text:span>initial = {<text:span text:style-name="T89">'price'</text:span>: <text:span text:style-name="T239">0.0</text:span>}<text:line-break/><text:line-break/> <text:s text:c="3"/><text:span text:style-name="T230"># ссылка на класс формы, связанной с моделью;</text:span><text:span text:style-name="T242"><text:line-break/></text:span><text:span text:style-name="T230"> <text:s text:c="3"/># form_class = BbForm</text:span><text:line-break/><text:line-break/><text:span text:style-name="T211"> <text:s text:c="3"/></text:span><text:span text:style-name="T230"># интернет-адрес для перенаправления после успешного сохранения данных;</text:span><text:line-break/><text:span text:style-name="T211"> <text:s text:c="3"/></text:span>success_url = reverse_lazy(<text:span text:style-name="T89">'index'</text:span>)</text:p>
      <text:p text:style-name="P93"/>
      <text:p text:style-name="P93"/>
      <text:p text:style-name="P93"><text:soft-page-break/></text:p>
      <text:p text:style-name="P128">ListView</text:p>
      <text:p text:style-name="P121"><text:span text:style-name="T200">К</text:span><text:span text:style-name="T199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45"/>
      <text:p text:style-name="P137"># views.py</text:p>
      <text:p text:style-name="P145"><text:span text:style-name="T174">from </text:span>django.views.generic.list <text:span text:style-name="T174">import </text:span>ListView</text:p>
      <text:p text:style-name="P122"/>
      <text:p text:style-name="P119"><text:span text:style-name="T182">class </text:span><text:span text:style-name="T61">BbByRubricListView</text:span><text:span text:style-name="T193">(ListView):</text:span><text:line-break/><text:span text:style-name="T193"> <text:s text:c="3"/></text:span><text:span text:style-name="T227"># Задает модель</text:span><text:line-break/><text:span text:style-name="T212"> <text:s text:c="3"/></text:span><text:span text:style-name="T193">model = Bb</text:span><text:line-break/><text:line-break/><text:span text:style-name="T193"> <text:s text:c="3"/></text:span><text:span text:style-name="T227"># Указывает либо диспечер записей (Manager), либо исходный набор</text:span><text:span text:style-name="T238"><text:line-break/></text:span><text:span text:style-name="T227"> <text:s text:c="3"/># записей (QuerySet), из которого будут извлекаться записи.</text:span><text:line-break/><text:span text:style-name="T212"> <text:s text:c="3"/></text:span><text:span text:style-name="T193">queryset = Bb.objects.all()</text:span><text:line-break/><text:line-break/><text:span text:style-name="T193"> <text:s text:c="3"/></text:span><text:span text:style-name="T227"># Если не указан путь к шаблону - значит, класс будет искать шаблон</text:span><text:span text:style-name="T238"><text:line-break/></text:span><text:span text:style-name="T227"> <text:s text:c="3"/># со сформированныйм по умолчанию путем.</text:span><text:span text:style-name="T238"><text:line-break/></text:span><text:span text:style-name="T227"> <text:s text:c="3"/># В данном примере будет путь 'bb_list.html'</text:span><text:line-break/><text:span text:style-name="T212"> <text:s text:c="3"/></text:span><text:span text:style-name="T193">template_name = </text:span><text:span text:style-name="T176">None</text:span><text:line-break/><text:line-break/><text:span text:style-name="T176"> <text:s text:c="3"/></text:span><text:span text:style-name="T227"># Атрибут, хранящий строку с суфиксом, который будет добавлен к</text:span><text:span text:style-name="T238"><text:line-break/></text:span><text:span text:style-name="T227"> <text:s text:c="3"/># автоматически сгенерированному пути к шаблону (по умолчанию: '_list').</text:span><text:line-break/><text:span text:style-name="T212"> <text:s text:c="3"/></text:span><text:span text:style-name="T193">template_name_suffix = </text:span><text:span text:style-name="T84">'_list'</text:span><text:line-break/><text:line-break/><text:span text:style-name="T84"> <text:s text:c="3"/></text:span><text:span text:style-name="T227"># template_engine = None</text:span><text:span text:style-name="T238"><text:line-break/></text:span><text:span text:style-name="T227"> <text:s text:c="3"/># response_class = TemplateResponse</text:span><text:span text:style-name="T238"><text:line-break/></text:span><text:span text:style-name="T227"> <text:s text:c="3"/># content_type = None</text:span><text:span text:style-name="T238"><text:line-break/><text:line-break/></text:span><text:span text:style-name="T227"> <text:s text:c="3"/># Атрибут. Значение True разрешает извлечение 'пустой', т.е. не содержащей</text:span><text:span text:style-name="T238"><text:line-break/></text:span><text:span text:style-name="T227"> <text:s text:c="3"/># ни одной записи, части пагинатора (поведение по умолчанию).</text:span><text:span text:style-name="T238"><text:line-break/></text:span><text:span text:style-name="T227"> <text:s text:c="3"/># Значение False, напротив, предписывает при попытке извленчения 'пустой'</text:span><text:span text:style-name="T238"><text:line-break/></text:span><text:span text:style-name="T227"> <text:s text:c="3"/># части возбуждать исключение Http404.</text:span><text:line-break/><text:span text:style-name="T212"> <text:s text:c="3"/></text:span><text:span text:style-name="T193">allow_empty = </text:span><text:span text:style-name="T176">True</text:span><text:line-break/><text:line-break/><text:span text:style-name="T176"> <text:s text:c="2"/></text:span><text:span text:style-name="T177"><text:s/></text:span><text:span text:style-name="T227"># Атрибут, задающий целочисленное количество записей в одной части паринатора.</text:span><text:span text:style-name="T238"><text:line-break/></text:span><text:span text:style-name="T227"> <text:s text:c="3"/># Если не указан или его значение равно None, набор записей</text:span><text:span text:style-name="T238"><text:line-break/></text:span><text:span text:style-name="T227"> <text:s text:c="3"/># не будет разбиваться на части.</text:span><text:line-break/><text:span text:style-name="T212"> <text:s text:c="3"/></text:span><text:span text:style-name="T193">paginate_by = </text:span><text:span text:style-name="T176">None</text:span><text:line-break/><text:line-break/><text:span text:style-name="T176"> <text:s text:c="3"/></text:span><text:span text:style-name="T227"># Атрибут, задающий целочисленное минимальное число записей, которые могут</text:span><text:span text:style-name="T238"><text:line-break/></text:span><text:span text:style-name="T227"> <text:s text:c="3"/># присутствовать в последней части пагинатора.</text:span><text:span text:style-name="T238"><text:line-break/></text:span><text:span text:style-name="T227"> <text:s text:c="3"/># Если последняя часть пагинатора содержит меньше записей,</text:span><text:span text:style-name="T238"><text:line-break/></text:span><text:span text:style-name="T227"> <text:s text:c="3"/># то оставшиеся запису будут выведены в предыдущей части.</text:span><text:span text:style-name="T238"><text:line-break/></text:span><text:span text:style-name="T227"> <text:s text:c="3"/># Если задать значение 0, то в последней части может присутствовать сколько</text:span><text:span text:style-name="T238"><text:line-break/></text:span><text:span text:style-name="T227"> <text:s text:c="3"/># угодно записей (поведение по умолчани).</text:span><text:line-break/><text:span text:style-name="T212"> <text:s text:c="3"/></text:span><text:span text:style-name="T193">paginate_orphans = </text:span><text:span text:style-name="T240">0</text:span><text:line-break/><text:line-break/><text:span text:style-name="T240"> <text:s text:c="3"/></text:span><text:span text:style-name="T227"># Задает имя переменной контекста шаблона, в которой будет сохранена</text:span><text:span text:style-name="T238"><text:line-break/></text:span><text:span text:style-name="T227"> <text:s text:c="3"/># найденная запись.</text:span></text:p>
      <text:p text:style-name="P119"><text:span text:style-name="T227"><text:s text:c="4"/></text:span><text:span text:style-name="T228"># </text:span><text:span text:style-name="T227">По умолчанию в контексте шаблона будет создана переменная с названием<text:line-break/> <text:s text:c="3"/># класса модели, </text:span><text:span text:style-name="T229">с суфиксом „_list“</text:span><text:span text:style-name="T227">в данном случае будет созданна переменная bb_</text:span><text:span text:style-name="T229">list</text:span><text:span text:style-name="T227">,<text:line-break/> <text:s text:c="3"/># хранящая найденную запись, а также переменную object_</text:span><text:span text:style-name="T229">list</text:span><text:span text:style-name="T227">, чтобы успешно <text:line-break/> <text:s text:c="3"/># работали наследуемые им примеси.</text:span><text:line-break/><text:span text:style-name="T212"> <text:s text:c="3"/></text:span><text:span text:style-name="T193">context_object_name = </text:span><text:span text:style-name="T176">None</text:span><text:line-break/><text:line-break/><text:span text:style-name="T176"> <text:s text:c="3"/></text:span><text:span text:style-name="T227"># Атрибут, указывающий класс используемого пагинатора</text:span><text:span text:style-name="T238"><text:line-break/></text:span><text:span text:style-name="T227"> <text:s text:c="3"/># (по умолчанию: Paginator из модуля django.core.paginator).</text:span><text:span text:style-name="T238"><text:line-break/></text:span><text:span text:style-name="T227"> <text:s text:c="3"/># paginator_class = Paginator</text:span><text:span text:style-name="T238"><text:line-break/><text:line-break/></text:span><text:span text:style-name="T227"> <text:s text:c="3"/># Указыввает имя URL- или GET-параметра, через который будет передаваться</text:span><text:line-break/><text:span text:style-name="T212"> <text:s/></text:span><text:span text:style-name="T227"><text:s text:c="2"/># номер выводимой части пагинатора, в виде строки (по умолчанию: "page").</text:span><text:line-break/><text:span text:style-name="T212"> <text:s text:c="3"/></text:span><text:span text:style-name="T193">page_kwarg = </text:span><text:span text:style-name="T84">'page'</text:span><text:line-break/><text:soft-page-break/><text:line-break/><text:span text:style-name="T84"> <text:s text:c="3"/></text:span><text:span text:style-name="T227"># Задает параметры сортировки записей. Значение может быть указано в виде:</text:span><text:span text:style-name="T238"><text:line-break/></text:span><text:span text:style-name="T227"> <text:s text:c="3"/># <text:s text:c="3"/>- строки с именем поля, для сортироваки толдько по этому полю.</text:span><text:span text:style-name="T238"><text:line-break/></text:span><text:span text:style-name="T227"> <text:s text:c="3"/># По умолчанию будет выполняться сортировака по возврастанию значения поля.</text:span><text:span text:style-name="T238"><text:line-break/></text:span><text:span text:style-name="T227"> <text:s text:c="3"/># Чтобы указать сортировку по убыванию, нужно предварить имя поля</text:span><text:span text:style-name="T238"><text:line-break/></text:span><text:span text:style-name="T227"> <text:s text:c="3"/># символом "минус".</text:span><text:span text:style-name="T238"><text:line-break/></text:span><text:span text:style-name="T227"> <text:s text:c="3"/># <text:s text:c="3"/>- последовательности строк с именами полей - для сортировки сразу</text:span><text:span text:style-name="T238"><text:line-break/></text:span><text:span text:style-name="T227"> <text:s text:c="3"/># по нескольким полям.</text:span><text:line-break/><text:span text:style-name="T212"> <text:s text:c="3"/></text:span><text:span text:style-name="T193">ordering = </text:span><text:span text:style-name="T176">None</text:span></text:p>
      <text:p text:style-name="P131"/>
      <text:p text:style-name="P118"><text:span text:style-name="T177"><text:s text:c="4"/></text:span><text:span text:style-name="T227"># Метод, возвращает исходый набор записей (QuerySet), </text:span><text:span text:style-name="T238"><text:line-break/> <text:s text:c="3"/></text:span><text:span text:style-name="T227"># из которого будут извлекаться записи.</text:span><text:line-break/> <text:s text:c="3"/><text:span text:style-name="T176">def </text:span><text:span text:style-name="T61">get_queryset</text:span><text:span text:style-name="T193">(</text:span><text:span text:style-name="T124">self</text:span><text:span text:style-name="T193">):</text:span><text:line-break/><text:span text:style-name="T193"> <text:s text:c="7"/></text:span><text:span text:style-name="T176">return </text:span><text:span text:style-name="T193">Bb.objects.filter(</text:span><text:span text:style-name="T95">rubric</text:span><text:span text:style-name="T193">=</text:span><text:span text:style-name="T124">self</text:span><text:span text:style-name="T193">.kwargs[</text:span><text:span text:style-name="T84">'pk'</text:span><text:span text:style-name="T193">])</text:span></text:p>
      <text:p text:style-name="P146"/>
      <text:p text:style-name="P123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38"># views.py</text:p>
      <text:p text:style-name="P153"><text:span text:style-name="T175">from </text:span><text:span text:style-name="T192">django.views.generic.detail </text:span><text:span text:style-name="T175">import </text:span><text:span text:style-name="T192">DetailView</text:span></text:p>
      <text:p text:style-name="P120"><text:line-break/><text:span text:style-name="T175">class </text:span><text:span text:style-name="T60">BbDetailView_</text:span><text:span text:style-name="T192">(DetailView):</text:span><text:line-break/><text:span text:style-name="T192"> <text:s text:c="3"/></text:span><text:span text:style-name="T224"># Задает модель (обязателен к заполнению)</text:span><text:line-break/><text:span text:style-name="T211"> <text:s text:c="3"/></text:span><text:span text:style-name="T192">model = Bb</text:span><text:line-break/><text:span text:style-name="T192"> <text:s text:c="3"/></text:span><text:span text:style-name="T224"># Если не указан путь к шаблону - значит, класс будет искать шаблон</text:span><text:span text:style-name="T238"><text:line-break/></text:span><text:span text:style-name="T224"> <text:s text:c="3"/># со сформированныйм по умолчанию путем.</text:span><text:span text:style-name="T238"><text:line-break/></text:span><text:span text:style-name="T224"> <text:s text:c="3"/># В данном примере будет путь 'bb_detail.html'</text:span><text:line-break/><text:span text:style-name="T211"> <text:s text:c="3"/></text:span><text:span text:style-name="T192">template_name = </text:span><text:span text:style-name="T175">None</text:span><text:line-break/><text:span text:style-name="T175"> <text:s text:c="3"/></text:span><text:span text:style-name="T224"># Задает имя поля модели, в котором хранится слаг (по умолчанию: 'slug')</text:span><text:line-break/><text:span text:style-name="T211"> <text:s text:c="3"/></text:span><text:span text:style-name="T192">slug_field = </text:span><text:span text:style-name="T84">'slug'</text:span><text:line-break/><text:span text:style-name="T84"> <text:s text:c="3"/></text:span><text:span text:style-name="T224"># Задает имя URL-параметра, через который контроллер-класс получит</text:span><text:span text:style-name="T238"><text:line-break/></text:span><text:span text:style-name="T224"> <text:s text:c="3"/># слаг (по умолчанию: 'slug')</text:span><text:line-break/><text:span text:style-name="T211"> <text:s text:c="3"/></text:span><text:span text:style-name="T192">slug_url_kwarg = </text:span><text:span text:style-name="T84">'slug'</text:span><text:line-break/><text:span text:style-name="T84"> <text:s text:c="3"/></text:span><text:span text:style-name="T224"># Задает июя URL-параметра, через который контроллер-класс получит</text:span><text:span text:style-name="T238"><text:line-break/></text:span><text:span text:style-name="T224"> <text:s text:c="3"/># ключ записи (по умолчанию: 'p</text:span><text:span text:style-name="T226">k</text:span><text:span text:style-name="T224">')</text:span><text:line-break/><text:span text:style-name="T211"> <text:s text:c="3"/></text:span><text:span text:style-name="T192">pk_url_kwarg = </text:span><text:span text:style-name="T84">'pk'</text:span><text:line-break/><text:span text:style-name="T84"> <text:s text:c="3"/></text:span><text:span text:style-name="T224"># Задает имя переменной контекста шаблона, в которой будет сохранена</text:span><text:span text:style-name="T238"><text:line-break/></text:span><text:span text:style-name="T224"> <text:s text:c="3"/># найденная запись</text:span><text:span text:style-name="T225">.</text:span></text:p>
      <text:p text:style-name="P132"><text:span text:style-name="T213"><text:s text:c="4"/></text:span><text:bookmark text:name="__DdeLink__14501_3613248511"/><text:span text:style-name="T217"># </text:span><text:span text:style-name="T216">По умолчанию в контексте шаблона будет создана переменная с названием</text:span><text:span text:style-name="T233"><text:line-break/> <text:s text:c="3"/></text:span><text:span text:style-name="T216"># класса модели, в данном случае будет созданна переменная bb,</text:span><text:span text:style-name="T233"><text:line-break/> <text:s text:c="3"/></text:span><text:span text:style-name="T216"># хранящая найденную запись, а также переменную object, чтобы успешно </text:span><text:span text:style-name="T233"><text:line-break/> <text:s text:c="3"/></text:span><text:span text:style-name="T216"># работали наследуемые им примеси.</text:span><text:span text:style-name="T234"><text:line-break/></text:span><text:span text:style-name="T215"> <text:s text:c="3"/></text:span><text:span text:style-name="T195">context_object_name = </text:span><text:span text:style-name="T179">None</text:span><text:span text:style-name="T234"><text:line-break/><text:line-break/></text:span><text:span text:style-name="T179"> <text:s text:c="3"/></text:span><text:span text:style-name="T214"># Переопределеный метод, если требуется что-то добавить в контекст шаблона.</text:span><text:span text:style-name="T234"><text:line-break/></text:span><text:span text:style-name="T215"> <text:s text:c="3"/></text:span><text:span text:style-name="T179">def </text:span><text:span text:style-name="T62">get_context_data</text:span><text:span text:style-name="T195">(</text:span><text:span text:style-name="T125">self</text:span><text:span text:style-name="T195">, **kwargs):</text:span><text:span text:style-name="T234"><text:line-break/></text:span><text:span text:style-name="T195"> <text:s text:c="7"/>context = </text:span><text:span text:style-name="T75">super</text:span><text:span text:style-name="T195">().get_context_data(**kwargs)</text:span><text:span text:style-name="T234"><text:line-break/></text:span><text:span text:style-name="T195"> <text:s text:c="7"/>context[</text:span><text:span text:style-name="T85">'rubrics'</text:span><text:span text:style-name="T195">] = Rubric.objects.all()</text:span><text:span text:style-name="T234"><text:line-break/></text:span><text:span text:style-name="T195"> <text:s text:c="7"/></text:span><text:span text:style-name="T179">return </text:span><text:span text:style-name="T195">context</text:span><text:span text:style-name="T234"><text:line-break/><text:line-break/></text:span></text:p>
      <text:p text:style-name="P147"><text:span text:style-name="T231"># urls.py</text:span><text:span text:style-name="T243"><text:line-break/></text:span><text:span text:style-name="T183">from </text:span><text:span text:style-name="T243">django.urls </text:span><text:span text:style-name="T183">import </text:span><text:span text:style-name="T243">path<text:line-break/></text:span><text:span text:style-name="T183">from </text:span><text:span text:style-name="T243">.views </text:span><text:span text:style-name="T183">import </text:span><text:span text:style-name="T243">BbDetailView<text:line-break/><text:line-break/>urlpatterns = [<text:line-break/> <text:s text:c="3"/>path(</text:span><text:span text:style-name="T91">'detail/&lt;int:pk&gt;/'</text:span><text:span text:style-name="T243">, BbDetailView.as_view(), </text:span><text:span text:style-name="T96">name</text:span><text:span text:style-name="T243">=</text:span><text:span text:style-name="T91">'detail_url'</text:span><text:span text:style-name="T243">),<text:line-break/>]<text:line-break/><text:line-break/></text:span><text:span text:style-name="T231"># bb_detail.html</text:span><text:span text:style-name="T243"><text:line-break/>&lt;p&gt;Рубрика: </text:span><text:span text:style-name="T64">{{ bb.rubric.name }}&lt;</text:span><text:span text:style-name="T243">/p&gt;<text:line-break/></text:span><text:soft-page-break/><text:span text:style-name="T243">&lt;h2&gt;{{ bb.title }}&lt;/h2&gt;<text:line-break/>&lt;p&gt;{{ bb.content }}&lt;/p&gt;<text:line-break/>&lt;p&gt;Цена: </text:span><text:span text:style-name="T64">{{ bb.price }}&lt;</text:span><text:span text:style-name="T243">/p&gt;</text:span></text:p>
      <text:p text:style-name="P147"/>
      <text:p text:style-name="P147"/>
      <text:p text:style-name="P127">UpdateView</text:p>
      <text:p text:style-name="P150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0"/>
      <text:p text:style-name="P139"># views.py</text:p>
      <text:p text:style-name="P148"><text:span text:style-name="T174">from </text:span>django.views.generic.edit <text:span text:style-name="T174">import</text:span> UpdateView</text:p>
      <text:p text:style-name="P125"/>
      <text:p text:style-name="P155"><text:span text:style-name="T180">class </text:span><text:span text:style-name="T63">BbUpdateView</text:span><text:span text:style-name="T196">(UpdateView):<text:line-break/> <text:s text:c="3"/></text:span><text:span text:style-name="T218"># Задает модель</text:span><text:span text:style-name="T196"><text:line-break/></text:span><text:span text:style-name="T222"> <text:s text:c="3"/></text:span><text:span text:style-name="T196">model = Bb<text:line-break/><text:line-break/> <text:s text:c="3"/></text:span><text:span text:style-name="T218"># Атрибут, указывает последовательность имен полей модели, который должны</text:span><text:span text:style-name="T197"><text:line-break/></text:span><text:span text:style-name="T218"> <text:s text:c="3"/># присутствовать в форме. Можно указать либо модель и список ее полей</text:span><text:span text:style-name="T197"><text:line-break/></text:span><text:span text:style-name="T218"> <text:s text:c="3"/># в атрибутах model и fields, либо непостедственно класс формы</text:span><text:span text:style-name="T197"><text:line-break/></text:span><text:span text:style-name="T218"> <text:s text:c="3"/># в атрибуте form_class, но никак не одновременно и то, и другое.</text:span><text:span text:style-name="T197"><text:line-break/></text:span><text:span text:style-name="T218"> <text:s text:c="3"/># Если указан атрибут model, то обязательно слудует задать также и</text:span><text:span text:style-name="T197"><text:line-break/></text:span><text:span text:style-name="T218"> <text:s text:c="3"/># атрибут fields.</text:span><text:span text:style-name="T196"><text:line-break/></text:span><text:span text:style-name="T222"> <text:s text:c="3"/></text:span><text:span text:style-name="T196">fields = (</text:span><text:span text:style-name="T86">'title'</text:span><text:span text:style-name="T196">, </text:span><text:span text:style-name="T86">'content'</text:span><text:span text:style-name="T196">, </text:span><text:span text:style-name="T86">'price'</text:span><text:span text:style-name="T196">, </text:span><text:span text:style-name="T86">'kind'</text:span><text:span text:style-name="T196">, </text:span><text:span text:style-name="T86">'rubric'</text:span><text:span text:style-name="T196">)<text:line-break/><text:line-break/> <text:s text:c="3"/></text:span><text:span text:style-name="T218"># </text:span><text:span text:style-name="T219">П</text:span><text:span text:style-name="T218">уть к файлу шаблона, создающего страницу с формой;</text:span><text:span text:style-name="T197"><text:line-break/></text:span><text:span text:style-name="T218"> <text:s text:c="3"/># По умолчанию к названии модели добавляется суффикс '_form',</text:span><text:span text:style-name="T197"><text:line-break/></text:span><text:span text:style-name="T218"> <text:s text:c="3"/># В данном случает будет 'bb_form'.</text:span><text:span text:style-name="T196"><text:line-break/></text:span><text:span text:style-name="T222"> <text:s text:c="3"/></text:span><text:span text:style-name="T196">template_name = </text:span><text:span text:style-name="T86">'bboard/bb_update.html'</text:span><text:span text:style-name="T196"><text:line-break/> <text:s text:c="3"/><text:line-break/></text:span><text:span text:style-name="T87"> <text:s text:c="2"/></text:span><text:span text:style-name="T223"># интернет-адрес для перенаправления после успешного сохранения данных;</text:span><text:span text:style-name="T235"><text:line-break/> <text:s text:c="3"/></text:span><text:span text:style-name="T198">success_url = </text:span><text:span text:style-name="T88">'/'</text:span><text:span text:style-name="T235"><text:line-break/><text:line-break/> </text:span><text:span text:style-name="T236"><text:s text:c="3"/></text:span><text:span text:style-name="T223"># Задает имя поля модели, в котором хранится слаг (по умолчанию: 'slug')</text:span><text:span text:style-name="T235"><text:line-break/> <text:s text:c="3"/></text:span><text:span text:style-name="T198">slug_field = </text:span><text:span text:style-name="T88">'slug'</text:span><text:span text:style-name="T235"><text:line-break/><text:line-break/></text:span><text:span text:style-name="T236"> <text:s text:c="3"/></text:span><text:span text:style-name="T223"># Задает имя URL-параметра, через который контроллер-класс получит</text:span><text:span text:style-name="T237"><text:line-break/> <text:s text:c="3"/></text:span><text:span text:style-name="T223"># слаг (по умолчанию: 'slug')</text:span><text:span text:style-name="T235"><text:line-break/> <text:s text:c="3"/></text:span><text:span text:style-name="T198">slug_url_kwarg = </text:span><text:span text:style-name="T88">'slug'</text:span><text:span text:style-name="T235"><text:line-break/><text:line-break/></text:span><text:span text:style-name="T236"> <text:s text:c="3"/></text:span><text:span text:style-name="T223"># Задает июя URL-параметра, через который контроллер-класс получит</text:span><text:span text:style-name="T237"><text:line-break/> <text:s text:c="2"/></text:span><text:span text:style-name="T223"># ключ записи (по умолчанию: 'pl')</text:span><text:span text:style-name="T235"><text:line-break/> <text:s text:c="3"/></text:span><text:span text:style-name="T198">pk_url_kwarg = </text:span><text:span text:style-name="T88">'pk'</text:span></text:p>
      <text:p text:style-name="P144"/>
      <text:p text:style-name="P144"/>
      <text:p text:style-name="P133">DeleteView</text:p>
      <text:p text:style-name="P156"><text:span text:style-name="T202">Ищет запись по полученным из URL-парметра ключу или слагу, выводит страницу </text:span><text:span text:style-name="T203">подтверждения, включающую в себя форму с кнопкой удаления, и удаляет запись.</text:span></text:p>
      <text:p text:style-name="P129"/>
      <text:p text:style-name="P140"># views.py</text:p>
      <text:p text:style-name="P140"><text:span text:style-name="T174">from </text:span><text:span text:style-name="T191">django.views.generic.edit </text:span><text:span text:style-name="T174">import </text:span><text:span text:style-name="T191">CreateView, UpdateView, DeleteView</text:span></text:p>
      <text:p text:style-name="P185"/>
      <text:p text:style-name="P140"><text:span text:style-name="T174">class </text:span><text:span text:style-name="T8">BbDeleteView</text:span><text:span text:style-name="T191">(DeleteView):</text:span><text:line-break/><text:span text:style-name="T191"> <text:s text:c="3"/></text:span># Задает модель<text:line-break/><text:span text:style-name="T241"> <text:s text:c="3"/></text:span><text:span text:style-name="T191">model = Bb</text:span><text:line-break/><text:line-break/><text:span text:style-name="T191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41"> <text:s text:c="3"/></text:span><text:span text:style-name="T191">template_name = </text:span><text:span text:style-name="T89">'bboard/bb_delete.html'</text:span><text:line-break/><text:soft-page-break/><text:line-break/><text:span text:style-name="T89"> <text:s text:c="3"/></text:span># интернет-адрес для перенаправления после удаления;<text:line-break/><text:span text:style-name="T241"> <text:s text:c="3"/></text:span><text:span text:style-name="T191">success_url = reverse_lazy(</text:span><text:span text:style-name="T89">'bb_list_url'</text:span><text:span text:style-name="T191">)</text:span><text:line-break/><text:line-break/><text:span text:style-name="T191"> <text:s text:c="3"/></text:span># Задает имя поля модели, в котором хранится слаг (по умолчанию: 'slug')<text:line-break/><text:span text:style-name="T241"> <text:s text:c="3"/></text:span><text:span text:style-name="T191">slug_field = </text:span><text:span text:style-name="T89">'slug'</text:span><text:line-break/><text:line-break/><text:span text:style-name="T89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41"> <text:s text:c="3"/></text:span><text:span text:style-name="T191">slug_url_kwarg = </text:span><text:span text:style-name="T89">'slug'</text:span><text:line-break/><text:line-break/><text:span text:style-name="T89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41"> <text:s text:c="3"/></text:span><text:span text:style-name="T191">pk_url_kwarg = </text:span><text:span text:style-name="T89">'pk'</text:span></text:p>
      <text:p text:style-name="P143"/>
      <text:p text:style-name="P143"/>
      <text:p text:style-name="P152">MonthArchiveView</text:p>
      <text:p text:style-name="P151">Выводит хронологический список записей, относящихся к указанному месяцу указанного года.</text:p>
      <text:p text:style-name="P129"/>
      <text:p text:style-name="P141"># views.py</text:p>
      <text:p text:style-name="P141"><text:span text:style-name="T174">from </text:span><text:span text:style-name="T191">django.views.generic.dates </text:span><text:span text:style-name="T174">import </text:span><text:span text:style-name="T191">MonthArchiveView</text:span></text:p>
      <text:p text:style-name="P141"/>
      <text:p text:style-name="P141"><text:span text:style-name="T174">class </text:span><text:span text:style-name="T8">BbMonthArchiveView</text:span><text:span text:style-name="T191">(MonthArchiveView):</text:span><text:line-break/><text:span text:style-name="T191"> <text:s text:c="3"/></text:span># Задает модель<text:line-break/><text:span text:style-name="T241"> <text:s text:c="3"/></text:span><text:span text:style-name="T191">model = Bb</text:span><text:line-break/><text:line-break/><text:span text:style-name="T191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41"> <text:s text:c="3"/></text:span><text:span text:style-name="T191">date_field = </text:span><text:span text:style-name="T89">'published'</text:span><text:line-break/><text:line-break/><text:span text:style-name="T89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41"> <text:s text:c="3"/></text:span><text:span text:style-name="T191">template_name = </text:span><text:span text:style-name="T89">'bboard/bb_list.html'</text:span><text:line-break/><text:line-break/><text:span text:style-name="T89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41"> <text:s text:c="3"/></text:span><text:span text:style-name="T191">month_format = </text:span><text:span text:style-name="T89">'%B' </text:span># '%B' - Полное название месяца</text:p>
      <text:p text:style-name="P149"/>
      <text:p text:style-name="P157"><text:span text:style-name="T220"># </text:span><text:span text:style-name="T221">urls</text:span><text:span text:style-name="T220">.py</text:span></text:p>
      <text:p text:style-name="P142">***</text:p>
      <text:p text:style-name="P154"><text:span text:style-name="T201">path(</text:span><text:span text:style-name="T84">'year/&lt;int:year&gt;/&lt;str:month&gt;/'</text:span><text:span text:style-name="T193">, BbMonthArchiveView.as_view(), <text:s text:c="3"/></text:span><text:span text:style-name="T95">name</text:span><text:span text:style-name="T193">=</text:span><text:span text:style-name="T84">'bb_year_url'</text:span><text:span text:style-name="T193">),</text:span></text:p>
      <text:p text:style-name="P142">***</text:p>
      <text:p text:style-name="P134"/>
      <text:p text:style-name="P158"><text:span text:style-name="T134">П</text:span><text:span text:style-name="T133">ример интернет адреса:</text:span></text:p>
      <text:p text:style-name="P168"><text:a xlink:type="simple" xlink:href="http://127.0.0.1:8000/bboard/year/2021/january/" text:style-name="Internet_20_link" text:visited-style-name="Visited_20_Internet_20_Link"><text:span text:style-name="T133">http://127.0.0.1:8000/bboard/year/2021/january/</text:span></text:a></text:p>
      <text:p text:style-name="P159"/>
      <text:p text:style-name="P159"/>
      <text:p text:style-name="P159"/>
      <text:p text:style-name="P159"/>
      <text:p text:style-name="P159"><text:soft-page-break/></text:p>
      <text:p text:style-name="P159"/>
      <text:p text:style-name="P159"><text:span text:style-name="T244">&gt;&gt; </text:span>python manage.py test dct</text:p>
      <text:p text:style-name="P159">Creating test database for alias 'default'...</text:p>
      <text:p text:style-name="P159">Got an error creating the test database: permission denied to create database</text:p>
      <text:p text:style-name="P135"/>
      <text:p text:style-name="P160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0">ALTER USER djangouser CREATEDB;</text:p>
      <text:p text:style-name="P160"/>
      <text:p text:style-name="P160"/>
      <text:p text:style-name="P163">Добавление favicon.ico</text:p>
      <text:p text:style-name="P164"/>
      <text:p text:style-name="P165">Добавляем в базовый шаблон или шаблон заголовка, который включен везде.</text:p>
      <text:p text:style-name="P161"><text:span text:style-name="T205">&lt;</text:span><text:span text:style-name="T185">link </text:span><text:span text:style-name="T246">rel</text:span><text:span text:style-name="T248">="shortcut icon" </text:span><text:span text:style-name="T246">type</text:span><text:span text:style-name="T248">="image/png" </text:span><text:span text:style-name="T246">href</text:span><text:span text:style-name="T248">="{% static 'favicon.ico' %}"</text:span><text:span text:style-name="T205">/&gt;</text:span></text:p>
      <text:p text:style-name="P136">***</text:p>
      <text:p text:style-name="P167"><text:span text:style-name="T204">&lt;</text:span><text:span text:style-name="T184">html </text:span><text:span text:style-name="T245">lang</text:span><text:span text:style-name="T247">="en"</text:span><text:span text:style-name="T204">&gt;</text:span><text:line-break/><text:span text:style-name="T204"> <text:s text:c="3"/>&lt;</text:span><text:span text:style-name="T184">head</text:span><text:span text:style-name="T204">&gt;</text:span><text:line-break/><text:span text:style-name="T204"> <text:s text:c="7"/>&lt;</text:span><text:span text:style-name="T184">meta </text:span><text:span text:style-name="T245">charset</text:span><text:span text:style-name="T247">="UTF-8"</text:span><text:span text:style-name="T204">&gt;</text:span><text:line-break/><text:span text:style-name="T204"> <text:s text:c="7"/></text:span><text:span text:style-name="T232">&lt;!--Чтобы обеспечить надлежащий рендеринг и масштабирование касанием для всех устройств--&gt;</text:span><text:line-break/><text:span text:style-name="T232"> <text:s text:c="7"/></text:span><text:span text:style-name="T204">&lt;</text:span><text:span text:style-name="T184">meta </text:span><text:span text:style-name="T245">name</text:span><text:span text:style-name="T247">="viewport" </text:span><text:span text:style-name="T245">content</text:span><text:span text:style-name="T247">="width=device-width, initial-scale=1"</text:span><text:span text:style-name="T204">&gt;</text:span><text:line-break/><text:span text:style-name="T204"> <text:s text:c="7"/>&lt;</text:span><text:span text:style-name="T184">link </text:span><text:span text:style-name="T245">rel</text:span><text:span text:style-name="T247">="stylesheet" </text:span><text:span text:style-name="T245">href</text:span><text:span text:style-name="T247">="{% static 'css/bootstrap.min.css' %}"</text:span><text:span text:style-name="T204">&gt;</text:span><text:line-break/><text:span text:style-name="T204"> <text:s text:c="7"/>&lt;</text:span><text:span text:style-name="T184">link </text:span><text:span text:style-name="T245">rel</text:span><text:span text:style-name="T247">="stylesheet" </text:span><text:span text:style-name="T245">href</text:span><text:span text:style-name="T247">="{% static 'css/footer.css' %}"</text:span><text:span text:style-name="T204">&gt;</text:span><text:line-break/><text:span text:style-name="T204"> <text:s text:c="7"/>&lt;</text:span><text:span text:style-name="T184">link </text:span><text:span text:style-name="T245">rel</text:span><text:span text:style-name="T247">="stylesheet" </text:span><text:span text:style-name="T245">href</text:span><text:span text:style-name="T247">="{% static 'css/styles.css' %}"</text:span><text:span text:style-name="T204">&gt;</text:span><text:line-break/><text:span text:style-name="T204"> <text:s text:c="7"/>&lt;</text:span><text:span text:style-name="T184">link </text:span><text:span text:style-name="T245">rel</text:span><text:span text:style-name="T247">="shortcut icon" </text:span><text:span text:style-name="T245">type</text:span><text:span text:style-name="T247">="image/png" </text:span><text:span text:style-name="T245">href</text:span><text:span text:style-name="T247">="{% static 'favicon.ico' %}"</text:span><text:span text:style-name="T204">/&gt;</text:span><text:line-break/><text:span text:style-name="T204"> <text:s text:c="7"/>&lt;</text:span><text:span text:style-name="T184">title</text:span><text:span text:style-name="T204">&gt;</text:span><text:line-break/><text:span text:style-name="T204"> <text:s text:c="11"/>{% block title %}</text:span><text:line-break/><text:span text:style-name="T204"> <text:s text:c="11"/>{% endblock %}</text:span><text:line-break/><text:span text:style-name="T204"> <text:s text:c="7"/>&lt;/</text:span><text:span text:style-name="T184">title</text:span><text:span text:style-name="T204">&gt;</text:span><text:line-break/><text:span text:style-name="T204"> <text:s text:c="3"/>&lt;/</text:span><text:span text:style-name="T184">head</text:span><text:span text:style-name="T204">&gt;</text:span></text:p>
      <text:p text:style-name="P166">***</text:p>
      <text:p text:style-name="P162">Ссылки:</text:p>
      <text:list xml:id="list1382507369" text:style-name="L6">
        <text:list-item>
          <text:p text:style-name="P181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181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2"/>
      <text:p text:style-name="P1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3-05T12:48:32.728846977</dc:date>
    <meta:editing-cycles>124</meta:editing-cycles>
    <meta:editing-duration>PT14H54M54S</meta:editing-duration>
    <meta:document-statistic meta:table-count="3" meta:image-count="7" meta:object-count="0" meta:page-count="31" meta:paragraph-count="419" meta:word-count="4808" meta:character-count="42297" meta:non-whitespace-character-count="35828"/>
    <meta:template xlink:type="simple" xlink:actuate="onRequest" xlink:title="" xlink:href="Normal.dotm"/>
  </office:meta>
</office:document-meta>
</file>